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81d41a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order-bottom="none" fo:background-color="#81d41a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09cm" svg:height="9.008cm" svg:x="30.127cm" svg:y="0.068cm">
            <draw:object draw:notify-on-update-of-ranges="Hoja1.B13:Hoja1.B17 Hoja1.C12:Hoja1.C12 Hoja1.C13:Hoja1.C17 Hoja1.D12:Hoja1.D12 Hoja1.D13:Hoja1.D17 Hoja1.E12:Hoja1.E12 Hoja1.E13:Hoja1.E17 Hoja1.F12:Hoja1.F12 Hoja1.F13:Hoja1.F17 Hoja1.G12:Hoja1.G12 Hoja1.G13:Hoja1.G17 Hoja1.H12:Hoja1.H12 Hoja1.H13:Hoja1.H17 Hoja1.I12:Hoja1.I12 Hoja1.I13:Hoja1.I17 Hoja1.J12:Hoja1.J12 Hoja1.J13:Hoja1.J17 Hoja1.K12:Hoja1.K12 Hoja1.K13:Hoja1.K17 Hoja1.L12:Hoja1.L12 Hoja1.L13:Hoja1.L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833cm" svg:y="10.055cm">
            <draw:object draw:notify-on-update-of-ranges="Hoja1.B21:Hoja1.B25 Hoja1.C20:Hoja1.C20 Hoja1.C21:Hoja1.C25 Hoja1.D20:Hoja1.D20 Hoja1.D21:Hoja1.D25 Hoja1.E20:Hoja1.E20 Hoja1.E21:Hoja1.E25 Hoja1.F20:Hoja1.F20 Hoja1.F21:Hoja1.F25 Hoja1.G20:Hoja1.G20 Hoja1.G21:Hoja1.G25 Hoja1.H20:Hoja1.H20 Hoja1.H21:Hoja1.H25 Hoja1.I20:Hoja1.I20 Hoja1.I21:Hoja1.I25 Hoja1.J20:Hoja1.J20 Hoja1.J21:Hoja1.J25 Hoja1.K20:Hoja1.K20 Hoja1.K21:Hoja1.K25 Hoja1.L20:Hoja1.L20 Hoja1.L21:Hoja1.L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1cm" svg:height="9.009cm" svg:x="2.349cm" svg:y="25.286cm">
            <draw:object draw:notify-on-update-of-ranges="Hoja1.B37:Hoja1.B41 Hoja1.C36:Hoja1.C36 Hoja1.C37:Hoja1.C41 Hoja1.D36:Hoja1.D36 Hoja1.D37:Hoja1.D41 Hoja1.E36:Hoja1.E36 Hoja1.E37:Hoja1.E41 Hoja1.F36:Hoja1.F36 Hoja1.F37:Hoja1.F41 Hoja1.G36:Hoja1.G36 Hoja1.G37:Hoja1.G41 Hoja1.H36:Hoja1.H36 Hoja1.H37:Hoja1.H41 Hoja1.I36:Hoja1.I36 Hoja1.I37:Hoja1.I41 Hoja1.J36:Hoja1.J36 Hoja1.J37:Hoja1.J41 Hoja1.K36:Hoja1.K36 Hoja1.K37:Hoja1.K41 Hoja1.L36:Hoja1.L36 Hoja1.L37:Hoja1.L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cm" svg:height="9.009cm" svg:x="19.863cm" svg:y="25.286cm">
            <draw:object draw:notify-on-update-of-ranges="Hoja1.B45:Hoja1.B49 Hoja1.C44:Hoja1.C44 Hoja1.C45:Hoja1.C49 Hoja1.D44:Hoja1.D44 Hoja1.D45:Hoja1.D49 Hoja1.E44:Hoja1.E44 Hoja1.E45:Hoja1.E49 Hoja1.F44:Hoja1.F44 Hoja1.F45:Hoja1.F49 Hoja1.G44:Hoja1.G44 Hoja1.G45:Hoja1.G49 Hoja1.H44:Hoja1.H44 Hoja1.H45:Hoja1.H49 Hoja1.I44:Hoja1.I44 Hoja1.I45:Hoja1.I49 Hoja1.J44:Hoja1.J44 Hoja1.J45:Hoja1.J49 Hoja1.K44:Hoja1.K44 Hoja1.K45:Hoja1.K49 Hoja1.L44:Hoja1.L44 Hoja1.L45:Hoja1.L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6.555cm" svg:y="9.674cm">
            <draw:object draw:notify-on-update-of-ranges="Hoja1.B28:Hoja1.F28 Hoja1.A29:Hoja1.A29 Hoja1.B29:Hoja1.F29 Hoja1.A30:Hoja1.A30 Hoja1.B30:Hoja1.F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.156cm" svg:y="34.531cm">
            <draw:object draw:notify-on-update-of-ranges="Hoja1.B52:Hoja1.F52 Hoja1.A53:Hoja1.A53 Hoja1.B53:Hoja1.F53 Hoja1.A54:Hoja1.A54 Hoja1.B54:Hoja1.F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2"/>
          <table:table-cell table:style-name="ce10"/>
          <table:table-cell table:number-columns-repeated="12"/>
        </table:table-row>
        <table:table-row table:style-name="ro1">
          <table:table-cell table:style-name="ce16"/>
          <table:table-cell table:style-name="ce22"/>
          <table:table-cell table:style-name="ce11" office:value-type="string" calcext:value-type="string" table:number-columns-spanned="10" table:number-rows-spanned="1">
            <text:p>Dim Grid</text:p>
          </table:table-cell>
          <table:covered-table-cell table:number-columns-repeated="8" table:style-name="ce6"/>
          <table:covered-table-cell table:style-name="ce7"/>
          <table:table-cell table:number-columns-repeated="3"/>
        </table:table-row>
        <table:table-row table:style-name="ro1">
          <table:table-cell table:style-name="ce17"/>
          <table:table-cell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0" calcext:value-type="float">
            <text:p>9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Dim Block</text:p>
          </table:table-cell>
          <table:table-cell table:style-name="ce7" office:value-type="float" office:value="32" calcext:value-type="float">
            <text:p>32</text:p>
          </table:table-cell>
          <table:table-cell table:formula="of:=[.$B$4]*[.C3]" office:value-type="float" office:value="320" calcext:value-type="float">
            <text:p>320</text:p>
          </table:table-cell>
          <table:table-cell table:formula="of:=[.$B$4]*[.D3]" office:value-type="float" office:value="640" calcext:value-type="float">
            <text:p>640</text:p>
          </table:table-cell>
          <table:table-cell table:formula="of:=[.$B$4]*[.E3]" office:value-type="float" office:value="960" calcext:value-type="float">
            <text:p>960</text:p>
          </table:table-cell>
          <table:table-cell table:formula="of:=[.$B$4]*[.F3]" office:value-type="float" office:value="1280" calcext:value-type="float">
            <text:p>1280</text:p>
          </table:table-cell>
          <table:table-cell table:formula="of:=[.$B$4]*[.G3]" office:value-type="float" office:value="1600" calcext:value-type="float">
            <text:p>1600</text:p>
          </table:table-cell>
          <table:table-cell table:formula="of:=[.$B$4]*[.H3]" office:value-type="float" office:value="1920" calcext:value-type="float">
            <text:p>1920</text:p>
          </table:table-cell>
          <table:table-cell table:formula="of:=[.$B$4]*[.I3]" office:value-type="float" office:value="2240" calcext:value-type="float">
            <text:p>2240</text:p>
          </table:table-cell>
          <table:table-cell table:formula="of:=[.$B$4]*[.J3]" office:value-type="float" office:value="2560" calcext:value-type="float">
            <text:p>2560</text:p>
          </table:table-cell>
          <table:table-cell table:formula="of:=[.$B$4]*[.K3]" office:value-type="float" office:value="2880" calcext:value-type="float">
            <text:p>2880</text:p>
          </table:table-cell>
          <table:table-cell table:style-name="ce8" table:formula="of:=[.$B$4]*[.L3]"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office:value-type="float" office:value="64" calcext:value-type="float">
            <text:p>64</text:p>
          </table:table-cell>
          <table:table-cell table:formula="of:=[.$B$5]*[.C3]" office:value-type="float" office:value="640" calcext:value-type="float">
            <text:p>640</text:p>
          </table:table-cell>
          <table:table-cell table:formula="of:=[.$B$5]*[.D3]" office:value-type="float" office:value="1280" calcext:value-type="float">
            <text:p>1280</text:p>
          </table:table-cell>
          <table:table-cell table:formula="of:=[.$B$5]*[.E3]" office:value-type="float" office:value="1920" calcext:value-type="float">
            <text:p>1920</text:p>
          </table:table-cell>
          <table:table-cell table:formula="of:=[.$B$5]*[.F3]" office:value-type="float" office:value="2560" calcext:value-type="float">
            <text:p>2560</text:p>
          </table:table-cell>
          <table:table-cell table:formula="of:=[.$B$5]*[.G3]" office:value-type="float" office:value="3200" calcext:value-type="float">
            <text:p>3200</text:p>
          </table:table-cell>
          <table:table-cell table:formula="of:=[.$B$5]*[.H3]" office:value-type="float" office:value="3840" calcext:value-type="float">
            <text:p>3840</text:p>
          </table:table-cell>
          <table:table-cell table:formula="of:=[.$B$5]*[.I3]" office:value-type="float" office:value="4480" calcext:value-type="float">
            <text:p>4480</text:p>
          </table:table-cell>
          <table:table-cell table:formula="of:=[.$B$5]*[.J3]" office:value-type="float" office:value="5120" calcext:value-type="float">
            <text:p>5120</text:p>
          </table:table-cell>
          <table:table-cell table:formula="of:=[.$B$5]*[.K3]" office:value-type="float" office:value="5760" calcext:value-type="float">
            <text:p>5760</text:p>
          </table:table-cell>
          <table:table-cell table:style-name="ce8" table:formula="of:=[.$B$5]*[.L3]"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table:formula="of:=160+32" office:value-type="float" office:value="192" calcext:value-type="float">
            <text:p>192</text:p>
          </table:table-cell>
          <table:table-cell table:formula="of:=[.$B$6]*[.C3]" office:value-type="float" office:value="1920" calcext:value-type="float">
            <text:p>1920</text:p>
          </table:table-cell>
          <table:table-cell table:formula="of:=[.$B$6]*[.D3]" office:value-type="float" office:value="3840" calcext:value-type="float">
            <text:p>3840</text:p>
          </table:table-cell>
          <table:table-cell table:formula="of:=[.$B$6]*[.E3]" office:value-type="float" office:value="5760" calcext:value-type="float">
            <text:p>5760</text:p>
          </table:table-cell>
          <table:table-cell table:formula="of:=[.$B$6]*[.F3]" office:value-type="float" office:value="7680" calcext:value-type="float">
            <text:p>7680</text:p>
          </table:table-cell>
          <table:table-cell table:formula="of:=[.$B$6]*[.G3]" office:value-type="float" office:value="9600" calcext:value-type="float">
            <text:p>9600</text:p>
          </table:table-cell>
          <table:table-cell table:formula="of:=[.$B$6]*[.H3]" office:value-type="float" office:value="11520" calcext:value-type="float">
            <text:p>11520</text:p>
          </table:table-cell>
          <table:table-cell table:formula="of:=[.$B$6]*[.I3]" office:value-type="float" office:value="13440" calcext:value-type="float">
            <text:p>13440</text:p>
          </table:table-cell>
          <table:table-cell table:formula="of:=[.$B$6]*[.J3]" office:value-type="float" office:value="15360" calcext:value-type="float">
            <text:p>15360</text:p>
          </table:table-cell>
          <table:table-cell table:formula="of:=[.$B$6]*[.K3]" office:value-type="float" office:value="17280" calcext:value-type="float">
            <text:p>17280</text:p>
          </table:table-cell>
          <table:table-cell table:style-name="ce8" table:formula="of:=[.$B$6]*[.L3]" office:value-type="float" office:value="19200" calcext:value-type="float">
            <text:p>19200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office:value-type="float" office:value="256" calcext:value-type="float">
            <text:p>256</text:p>
          </table:table-cell>
          <table:table-cell table:formula="of:=[.$B$7]*[.C3]" office:value-type="float" office:value="2560" calcext:value-type="float">
            <text:p>2560</text:p>
          </table:table-cell>
          <table:table-cell table:formula="of:=[.$B$7]*[.D3]" office:value-type="float" office:value="5120" calcext:value-type="float">
            <text:p>5120</text:p>
          </table:table-cell>
          <table:table-cell table:formula="of:=[.$B$7]*[.E3]" office:value-type="float" office:value="7680" calcext:value-type="float">
            <text:p>7680</text:p>
          </table:table-cell>
          <table:table-cell table:formula="of:=[.$B$7]*[.F3]" office:value-type="float" office:value="10240" calcext:value-type="float">
            <text:p>10240</text:p>
          </table:table-cell>
          <table:table-cell table:formula="of:=[.$B$7]*[.G3]" office:value-type="float" office:value="12800" calcext:value-type="float">
            <text:p>12800</text:p>
          </table:table-cell>
          <table:table-cell table:formula="of:=[.$B$7]*[.H3]" office:value-type="float" office:value="15360" calcext:value-type="float">
            <text:p>15360</text:p>
          </table:table-cell>
          <table:table-cell table:formula="of:=[.$B$7]*[.I3]" office:value-type="float" office:value="17920" calcext:value-type="float">
            <text:p>17920</text:p>
          </table:table-cell>
          <table:table-cell table:formula="of:=[.$B$7]*[.J3]" office:value-type="float" office:value="20480" calcext:value-type="float">
            <text:p>20480</text:p>
          </table:table-cell>
          <table:table-cell table:formula="of:=[.$B$7]*[.K3]" office:value-type="float" office:value="23040" calcext:value-type="float">
            <text:p>23040</text:p>
          </table:table-cell>
          <table:table-cell table:style-name="ce8" table:formula="of:=[.$B$7]*[.L3]" office:value-type="float" office:value="25600" calcext:value-type="float">
            <text:p>25600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9" office:value-type="float" office:value="320" calcext:value-type="float">
            <text:p>320</text:p>
          </table:table-cell>
          <table:table-cell table:style-name="ce12" table:formula="of:=[.$B$8]*[.C3]" office:value-type="float" office:value="3200" calcext:value-type="float">
            <text:p>3200</text:p>
          </table:table-cell>
          <table:table-cell table:style-name="ce12" table:formula="of:=[.$B$8]*[.D3]" office:value-type="float" office:value="6400" calcext:value-type="float">
            <text:p>6400</text:p>
          </table:table-cell>
          <table:table-cell table:style-name="ce12" table:formula="of:=[.$B$8]*[.E3]" office:value-type="float" office:value="9600" calcext:value-type="float">
            <text:p>9600</text:p>
          </table:table-cell>
          <table:table-cell table:style-name="ce12" table:formula="of:=[.$B$8]*[.F3]" office:value-type="float" office:value="12800" calcext:value-type="float">
            <text:p>12800</text:p>
          </table:table-cell>
          <table:table-cell table:style-name="ce12" table:formula="of:=[.$B$8]*[.G3]" office:value-type="float" office:value="16000" calcext:value-type="float">
            <text:p>16000</text:p>
          </table:table-cell>
          <table:table-cell table:style-name="ce12" table:formula="of:=[.$B$8]*[.H3]" office:value-type="float" office:value="19200" calcext:value-type="float">
            <text:p>19200</text:p>
          </table:table-cell>
          <table:table-cell table:style-name="ce12" table:formula="of:=[.$B$8]*[.I3]" office:value-type="float" office:value="22400" calcext:value-type="float">
            <text:p>22400</text:p>
          </table:table-cell>
          <table:table-cell table:style-name="ce12" table:formula="of:=[.$B$8]*[.J3]" office:value-type="float" office:value="25600" calcext:value-type="float">
            <text:p>25600</text:p>
          </table:table-cell>
          <table:table-cell table:style-name="ce12" table:formula="of:=[.$B$8]*[.K3]" office:value-type="float" office:value="28800" calcext:value-type="float">
            <text:p>28800</text:p>
          </table:table-cell>
          <table:table-cell table:style-name="ce9" table:formula="of:=[.$B$8]*[.L3]"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Version 1</text:p>
          </table:table-cell>
          <table:table-cell table:style-name="ce5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N Fotones</text:p>
          </table:table-cell>
          <table:table-cell office:value-type="float" office:value="10000000" calcext:value-type="float">
            <text:p>10000000</text:p>
          </table:table-cell>
          <table:table-cell table:number-columns-repeated="13"/>
        </table:table-row>
        <table:table-row table:style-name="ro1">
          <table:table-cell table:style-name="ce16" office:value-type="string" calcext:value-type="string">
            <text:p>GT950</text:p>
          </table:table-cell>
          <table:table-cell table:style-name="ce22"/>
          <table:table-cell table:style-name="ce11" office:value-type="string" calcext:value-type="string" table:number-columns-spanned="10" table:number-rows-spanned="1">
            <text:p>Dim Grid</text:p>
          </table:table-cell>
          <table:covered-table-cell table:number-columns-repeated="8" table:style-name="ce6"/>
          <table:covered-table-cell table:style-name="ce7"/>
          <table:table-cell table:number-columns-repeated="3"/>
        </table:table-row>
        <table:table-row table:style-name="ro1">
          <table:table-cell table:style-name="ce17"/>
          <table:table-cell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0" calcext:value-type="float">
            <text:p>9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Dim Block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1089.54" calcext:value-type="float">
            <text:p>1089,54</text:p>
          </table:table-cell>
          <table:table-cell office:value-type="float" office:value="2186.7" calcext:value-type="float">
            <text:p>2186,7</text:p>
          </table:table-cell>
          <table:table-cell office:value-type="float" office:value="3135.86" calcext:value-type="float">
            <text:p>3135,86</text:p>
          </table:table-cell>
          <table:table-cell office:value-type="float" office:value="4050.79" calcext:value-type="float">
            <text:p>4050,79</text:p>
          </table:table-cell>
          <table:table-cell office:value-type="float" office:value="4718.47" calcext:value-type="float">
            <text:p>4718,47</text:p>
          </table:table-cell>
          <table:table-cell table:style-name="ce14" office:value-type="float" office:value="4965.24" calcext:value-type="float">
            <text:p>4965,24</text:p>
          </table:table-cell>
          <table:table-cell office:value-type="float" office:value="4962.89" calcext:value-type="float">
            <text:p>4962,89</text:p>
          </table:table-cell>
          <table:table-cell office:value-type="float" office:value="4954.97" calcext:value-type="float">
            <text:p>4954,97</text:p>
          </table:table-cell>
          <table:table-cell office:value-type="float" office:value="4948.93" calcext:value-type="float">
            <text:p>4948,93</text:p>
          </table:table-cell>
          <table:table-cell table:style-name="ce8" office:value-type="float" office:value="4935.63" calcext:value-type="float">
            <text:p>4935,63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office:value-type="float" office:value="64" calcext:value-type="float">
            <text:p>64</text:p>
          </table:table-cell>
          <table:table-cell office:value-type="float" office:value="2186.69" calcext:value-type="float">
            <text:p>2186,69</text:p>
          </table:table-cell>
          <table:table-cell office:value-type="float" office:value="4053.48" calcext:value-type="float">
            <text:p>4053,48</text:p>
          </table:table-cell>
          <table:table-cell office:value-type="float" office:value="4960.72" calcext:value-type="float">
            <text:p>4960,72</text:p>
          </table:table-cell>
          <table:table-cell office:value-type="float" office:value="4946.16" calcext:value-type="float">
            <text:p>4946,16</text:p>
          </table:table-cell>
          <table:table-cell office:value-type="float" office:value="4936.01" calcext:value-type="float">
            <text:p>4936,01</text:p>
          </table:table-cell>
          <table:table-cell office:value-type="float" office:value="4933.74" calcext:value-type="float">
            <text:p>4933,74</text:p>
          </table:table-cell>
          <table:table-cell office:value-type="float" office:value="4933.75" calcext:value-type="float">
            <text:p>4933,75</text:p>
          </table:table-cell>
          <table:table-cell office:value-type="float" office:value="4931.75" calcext:value-type="float">
            <text:p>4931,75</text:p>
          </table:table-cell>
          <table:table-cell office:value-type="float" office:value="4931.34" calcext:value-type="float">
            <text:p>4931,34</text:p>
          </table:table-cell>
          <table:table-cell table:style-name="ce8" office:value-type="float" office:value="4931.59" calcext:value-type="float">
            <text:p>4931,59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table:formula="of:=160+32" office:value-type="float" office:value="192" calcext:value-type="float">
            <text:p>192</text:p>
          </table:table-cell>
          <table:table-cell office:value-type="float" office:value="4960.69" calcext:value-type="float">
            <text:p>4960,69</text:p>
          </table:table-cell>
          <table:table-cell office:value-type="float" office:value="4935.56" calcext:value-type="float">
            <text:p>4935,56</text:p>
          </table:table-cell>
          <table:table-cell office:value-type="float" office:value="4932.61" calcext:value-type="float">
            <text:p>4932,61</text:p>
          </table:table-cell>
          <table:table-cell office:value-type="float" office:value="4932.19" calcext:value-type="float">
            <text:p>4932,19</text:p>
          </table:table-cell>
          <table:table-cell office:value-type="float" office:value="4928.21" calcext:value-type="float">
            <text:p>4928,21</text:p>
          </table:table-cell>
          <table:table-cell office:value-type="float" office:value="4928.6" calcext:value-type="float">
            <text:p>4928,6</text:p>
          </table:table-cell>
          <table:table-cell office:value-type="float" office:value="4929.66" calcext:value-type="float">
            <text:p>4929,66</text:p>
          </table:table-cell>
          <table:table-cell office:value-type="float" office:value="4927.65" calcext:value-type="float">
            <text:p>4927,65</text:p>
          </table:table-cell>
          <table:table-cell office:value-type="float" office:value="4928.01" calcext:value-type="float">
            <text:p>4928,01</text:p>
          </table:table-cell>
          <table:table-cell table:style-name="ce8" office:value-type="float" office:value="4929.55" calcext:value-type="float">
            <text:p>4929,55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office:value-type="float" office:value="256" calcext:value-type="float">
            <text:p>256</text:p>
          </table:table-cell>
          <table:table-cell office:value-type="float" office:value="4943.35" calcext:value-type="float">
            <text:p>4943,35</text:p>
          </table:table-cell>
          <table:table-cell office:value-type="float" office:value="4933.37" calcext:value-type="float">
            <text:p>4933,37</text:p>
          </table:table-cell>
          <table:table-cell office:value-type="float" office:value="4931.01" calcext:value-type="float">
            <text:p>4931,01</text:p>
          </table:table-cell>
          <table:table-cell office:value-type="float" office:value="4927.42" calcext:value-type="float">
            <text:p>4927,42</text:p>
          </table:table-cell>
          <table:table-cell office:value-type="float" office:value="4926.66" calcext:value-type="float">
            <text:p>4926,66</text:p>
          </table:table-cell>
          <table:table-cell office:value-type="float" office:value="4926.96" calcext:value-type="float">
            <text:p>4926,96</text:p>
          </table:table-cell>
          <table:table-cell office:value-type="float" office:value="4927.07" calcext:value-type="float">
            <text:p>4927,07</text:p>
          </table:table-cell>
          <table:table-cell office:value-type="float" office:value="4926.46" calcext:value-type="float">
            <text:p>4926,46</text:p>
          </table:table-cell>
          <table:table-cell office:value-type="float" office:value="4925.67" calcext:value-type="float">
            <text:p>4925,67</text:p>
          </table:table-cell>
          <table:table-cell table:style-name="ce8" office:value-type="float" office:value="4919.15" calcext:value-type="float">
            <text:p>4919,15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9" office:value-type="float" office:value="320" calcext:value-type="float">
            <text:p>320</text:p>
          </table:table-cell>
          <table:table-cell table:style-name="ce12" office:value-type="float" office:value="4935.47" calcext:value-type="float">
            <text:p>4935,47</text:p>
          </table:table-cell>
          <table:table-cell table:style-name="ce12" office:value-type="float" office:value="4931.51" calcext:value-type="float">
            <text:p>4931,51</text:p>
          </table:table-cell>
          <table:table-cell table:style-name="ce12" office:value-type="float" office:value="4931.19" calcext:value-type="float">
            <text:p>4931,19</text:p>
          </table:table-cell>
          <table:table-cell table:style-name="ce12" office:value-type="float" office:value="4928.79" calcext:value-type="float">
            <text:p>4928,79</text:p>
          </table:table-cell>
          <table:table-cell table:style-name="ce12" office:value-type="float" office:value="4928.58" calcext:value-type="float">
            <text:p>4928,58</text:p>
          </table:table-cell>
          <table:table-cell table:style-name="ce12" office:value-type="float" office:value="4926.71" calcext:value-type="float">
            <text:p>4926,71</text:p>
          </table:table-cell>
          <table:table-cell table:style-name="ce12" office:value-type="float" office:value="4925.73" calcext:value-type="float">
            <text:p>4925,73</text:p>
          </table:table-cell>
          <table:table-cell table:style-name="ce12" office:value-type="float" office:value="4924.03" calcext:value-type="float">
            <text:p>4924,03</text:p>
          </table:table-cell>
          <table:table-cell table:style-name="ce12" office:value-type="float" office:value="4925.12" calcext:value-type="float">
            <text:p>4925,12</text:p>
          </table:table-cell>
          <table:table-cell table:style-name="ce9" office:value-type="float" office:value="4926.27" calcext:value-type="float">
            <text:p>4926,27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6" office:value-type="string" calcext:value-type="string">
            <text:p>RTX3070</text:p>
          </table:table-cell>
          <table:table-cell table:style-name="ce22"/>
          <table:table-cell table:style-name="ce11" office:value-type="string" calcext:value-type="string" table:number-columns-spanned="10" table:number-rows-spanned="1">
            <text:p>Dim Grid</text:p>
          </table:table-cell>
          <table:covered-table-cell table:number-columns-repeated="8" table:style-name="ce6"/>
          <table:covered-table-cell table:style-name="ce7"/>
          <table:table-cell table:number-columns-repeated="3"/>
        </table:table-row>
        <table:table-row table:style-name="ro1">
          <table:table-cell table:style-name="ce17"/>
          <table:table-cell/>
          <table:table-cell table:style-name="ce4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0" calcext:value-type="float">
            <text:p>9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Dim Block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2255.199" calcext:value-type="float">
            <text:p>2255,199</text:p>
          </table:table-cell>
          <table:table-cell office:value-type="float" office:value="4521.145" calcext:value-type="float">
            <text:p>4521,145</text:p>
          </table:table-cell>
          <table:table-cell office:value-type="float" office:value="6794.85" calcext:value-type="float">
            <text:p>6794,85</text:p>
          </table:table-cell>
          <table:table-cell office:value-type="float" office:value="9075.68" calcext:value-type="float">
            <text:p>9075,68</text:p>
          </table:table-cell>
          <table:table-cell office:value-type="float" office:value="11354.6" calcext:value-type="float">
            <text:p>11354,6</text:p>
          </table:table-cell>
          <table:table-cell office:value-type="float" office:value="13638.8" calcext:value-type="float">
            <text:p>13638,8</text:p>
          </table:table-cell>
          <table:table-cell office:value-type="float" office:value="15881.99" calcext:value-type="float">
            <text:p>15881,99</text:p>
          </table:table-cell>
          <table:table-cell office:value-type="float" office:value="16422.28" calcext:value-type="float">
            <text:p>16422,28</text:p>
          </table:table-cell>
          <table:table-cell office:value-type="float" office:value="16426.76" calcext:value-type="float">
            <text:p>16426,76</text:p>
          </table:table-cell>
          <table:table-cell table:style-name="ce8" office:value-type="float" office:value="16418.02" calcext:value-type="float">
            <text:p>16418,02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office:value-type="float" office:value="64" calcext:value-type="float">
            <text:p>64</text:p>
          </table:table-cell>
          <table:table-cell office:value-type="float" office:value="4513.023" calcext:value-type="float">
            <text:p>4513,023</text:p>
          </table:table-cell>
          <table:table-cell office:value-type="float" office:value="9059.82" calcext:value-type="float">
            <text:p>9059,82</text:p>
          </table:table-cell>
          <table:table-cell office:value-type="float" office:value="13625.88" calcext:value-type="float">
            <text:p>13625,88</text:p>
          </table:table-cell>
          <table:table-cell office:value-type="float" office:value="16418.68" calcext:value-type="float">
            <text:p>16418,68</text:p>
          </table:table-cell>
          <table:table-cell office:value-type="float" office:value="16419.32" calcext:value-type="float">
            <text:p>16419,32</text:p>
          </table:table-cell>
          <table:table-cell office:value-type="float" office:value="16417.08" calcext:value-type="float">
            <text:p>16417,08</text:p>
          </table:table-cell>
          <table:table-cell office:value-type="float" office:value="16413.001" calcext:value-type="float">
            <text:p>16413,001</text:p>
          </table:table-cell>
          <table:table-cell office:value-type="float" office:value="16417.64" calcext:value-type="float">
            <text:p>16417,64</text:p>
          </table:table-cell>
          <table:table-cell office:value-type="float" office:value="16409.42" calcext:value-type="float">
            <text:p>16409,42</text:p>
          </table:table-cell>
          <table:table-cell table:style-name="ce8" office:value-type="float" office:value="16349.78" calcext:value-type="float">
            <text:p>16349,78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table:formula="of:=160+32" office:value-type="float" office:value="192" calcext:value-type="float">
            <text:p>192</text:p>
          </table:table-cell>
          <table:table-cell office:value-type="float" office:value="12322.813" calcext:value-type="float">
            <text:p>12322,813</text:p>
          </table:table-cell>
          <table:table-cell office:value-type="float" office:value="16422.02" calcext:value-type="float">
            <text:p>16422,02</text:p>
          </table:table-cell>
          <table:table-cell office:value-type="float" office:value="16425.46" calcext:value-type="float">
            <text:p>16425,46</text:p>
          </table:table-cell>
          <table:table-cell office:value-type="float" office:value="16402.28" calcext:value-type="float">
            <text:p>16402,28</text:p>
          </table:table-cell>
          <table:table-cell office:value-type="float" office:value="16394.96" calcext:value-type="float">
            <text:p>16394,96</text:p>
          </table:table-cell>
          <table:table-cell office:value-type="float" office:value="16390.06" calcext:value-type="float">
            <text:p>16390,06</text:p>
          </table:table-cell>
          <table:table-cell office:value-type="float" office:value="1640.56" calcext:value-type="float">
            <text:p>1640,56</text:p>
          </table:table-cell>
          <table:table-cell office:value-type="float" office:value="16408.18" calcext:value-type="float">
            <text:p>16408,18</text:p>
          </table:table-cell>
          <table:table-cell office:value-type="float" office:value="16381.28" calcext:value-type="float">
            <text:p>16381,28</text:p>
          </table:table-cell>
          <table:table-cell table:style-name="ce8" office:value-type="float" office:value="16384.09" calcext:value-type="float">
            <text:p>16384,09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office:value-type="float" office:value="256" calcext:value-type="float">
            <text:p>256</text:p>
          </table:table-cell>
          <table:table-cell office:value-type="float" office:value="15584.19" calcext:value-type="float">
            <text:p>15584,19</text:p>
          </table:table-cell>
          <table:table-cell office:value-type="float" office:value="16407.44" calcext:value-type="float">
            <text:p>16407,44</text:p>
          </table:table-cell>
          <table:table-cell office:value-type="float" office:value="16401.85" calcext:value-type="float">
            <text:p>16401,85</text:p>
          </table:table-cell>
          <table:table-cell office:value-type="float" office:value="16382.33" calcext:value-type="float">
            <text:p>16382,33</text:p>
          </table:table-cell>
          <table:table-cell office:value-type="float" office:value="16394.25" calcext:value-type="float">
            <text:p>16394,25</text:p>
          </table:table-cell>
          <table:table-cell office:value-type="float" office:value="16396.36" calcext:value-type="float">
            <text:p>16396,36</text:p>
          </table:table-cell>
          <table:table-cell office:value-type="float" office:value="16403.04" calcext:value-type="float">
            <text:p>16403,04</text:p>
          </table:table-cell>
          <table:table-cell office:value-type="float" office:value="16379.58" calcext:value-type="float">
            <text:p>16379,58</text:p>
          </table:table-cell>
          <table:table-cell office:value-type="float" office:value="16377.33" calcext:value-type="float">
            <text:p>16377,33</text:p>
          </table:table-cell>
          <table:table-cell table:style-name="ce8" office:value-type="float" office:value="16393.98" calcext:value-type="float">
            <text:p>16393,98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9" office:value-type="float" office:value="320" calcext:value-type="float">
            <text:p>320</text:p>
          </table:table-cell>
          <table:table-cell table:style-name="ce13" office:value-type="float" office:value="16440.67" calcext:value-type="float">
            <text:p>16440,67</text:p>
          </table:table-cell>
          <table:table-cell table:style-name="ce12" office:value-type="float" office:value="16405.73" calcext:value-type="float">
            <text:p>16405,73</text:p>
          </table:table-cell>
          <table:table-cell table:style-name="ce12" office:value-type="float" office:value="16394.05" calcext:value-type="float">
            <text:p>16394,05</text:p>
          </table:table-cell>
          <table:table-cell table:style-name="ce12" office:value-type="float" office:value="16311.97" calcext:value-type="float">
            <text:p>16311,97</text:p>
          </table:table-cell>
          <table:table-cell table:style-name="ce12" office:value-type="float" office:value="16386.97" calcext:value-type="float">
            <text:p>16386,97</text:p>
          </table:table-cell>
          <table:table-cell table:style-name="ce12" office:value-type="float" office:value="16332.91" calcext:value-type="float">
            <text:p>16332,91</text:p>
          </table:table-cell>
          <table:table-cell table:style-name="ce12" office:value-type="float" office:value="16389.01" calcext:value-type="float">
            <text:p>16389,01</text:p>
          </table:table-cell>
          <table:table-cell table:style-name="ce12" office:value-type="float" office:value="16371.87" calcext:value-type="float">
            <text:p>16371,87</text:p>
          </table:table-cell>
          <table:table-cell table:style-name="ce12" office:value-type="float" office:value="16369.52" calcext:value-type="float">
            <text:p>16369,52</text:p>
          </table:table-cell>
          <table:table-cell table:style-name="ce9" office:value-type="float" office:value="16371.48" calcext:value-type="float">
            <text:p>16371,48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T950M</text:p>
          </table:table-cell>
          <table:table-cell office:value-type="float" office:value="4493.07" calcext:value-type="float">
            <text:p>4493,07</text:p>
          </table:table-cell>
          <table:table-cell office:value-type="float" office:value="4958.94" calcext:value-type="float">
            <text:p>4958,94</text:p>
          </table:table-cell>
          <table:table-cell office:value-type="float" office:value="4967.6" calcext:value-type="float">
            <text:p>4967,6</text:p>
          </table:table-cell>
          <table:table-cell office:value-type="float" office:value="4964.28" calcext:value-type="float">
            <text:p>4964,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TX3070</text:p>
          </table:table-cell>
          <table:table-cell office:value-type="float" office:value="15781.17" calcext:value-type="float">
            <text:p>15781,17</text:p>
          </table:table-cell>
          <table:table-cell office:value-type="float" office:value="16095.73" calcext:value-type="float">
            <text:p>16095,73</text:p>
          </table:table-cell>
          <table:table-cell office:value-type="float" office:value="16179.41" calcext:value-type="float">
            <text:p>16179,41</text:p>
          </table:table-cell>
          <table:table-cell office:value-type="float" office:value="16246.2" calcext:value-type="float">
            <text:p>16246,2</text:p>
          </table:table-cell>
          <table:table-cell office:value-type="float" office:value="16203.89" calcext:value-type="float">
            <text:p>16203,89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5" office:value-type="string" calcext:value-type="string">
            <text:p>Version 2</text:p>
          </table:table-cell>
          <table:table-cell table:style-name="ce5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N Fotones</text:p>
          </table:table-cell>
          <table:table-cell office:value-type="float" office:value="10000000" calcext:value-type="float">
            <text:p>10000000</text:p>
          </table:table-cell>
          <table:table-cell table:number-columns-repeated="13"/>
        </table:table-row>
        <table:table-row table:style-name="ro1">
          <table:table-cell table:style-name="ce16" office:value-type="string" calcext:value-type="string">
            <text:p>GT950</text:p>
          </table:table-cell>
          <table:table-cell table:style-name="ce22"/>
          <table:table-cell table:style-name="ce11" office:value-type="string" calcext:value-type="string" table:number-columns-spanned="10" table:number-rows-spanned="1">
            <text:p>Dim Grid</text:p>
          </table:table-cell>
          <table:covered-table-cell table:number-columns-repeated="8" table:style-name="ce6"/>
          <table:covered-table-cell table:style-name="ce7"/>
          <table:table-cell table:number-columns-repeated="3"/>
        </table:table-row>
        <table:table-row table:style-name="ro1">
          <table:table-cell table:style-name="ce17"/>
          <table:table-cell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0" calcext:value-type="float">
            <text:p>9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Dim Block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987.44" calcext:value-type="float">
            <text:p>987,44</text:p>
          </table:table-cell>
          <table:table-cell office:value-type="float" office:value="1868.42" calcext:value-type="float">
            <text:p>1868,42</text:p>
          </table:table-cell>
          <table:table-cell office:value-type="float" office:value="2594.49" calcext:value-type="float">
            <text:p>2594,49</text:p>
          </table:table-cell>
          <table:table-cell office:value-type="float" office:value="3303.21" calcext:value-type="float">
            <text:p>3303,21</text:p>
          </table:table-cell>
          <table:table-cell office:value-type="float" office:value="3862.74" calcext:value-type="float">
            <text:p>3862,74</text:p>
          </table:table-cell>
          <table:table-cell office:value-type="float" office:value="4450.16" calcext:value-type="float">
            <text:p>4450,16</text:p>
          </table:table-cell>
          <table:table-cell office:value-type="float" office:value="4894.17" calcext:value-type="float">
            <text:p>4894,17</text:p>
          </table:table-cell>
          <table:table-cell office:value-type="float" office:value="5338.41" calcext:value-type="float">
            <text:p>5338,41</text:p>
          </table:table-cell>
          <table:table-cell office:value-type="float" office:value="5527.29" calcext:value-type="float">
            <text:p>5527,29</text:p>
          </table:table-cell>
          <table:table-cell table:style-name="ce8" office:value-type="float" office:value="5726.65" calcext:value-type="float">
            <text:p>5726,65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office:value-type="float" office:value="64" calcext:value-type="float">
            <text:p>64</text:p>
          </table:table-cell>
          <table:table-cell office:value-type="float" office:value="1960.47" calcext:value-type="float">
            <text:p>1960,47</text:p>
          </table:table-cell>
          <table:table-cell office:value-type="float" office:value="3437.13" calcext:value-type="float">
            <text:p>3437,13</text:p>
          </table:table-cell>
          <table:table-cell office:value-type="float" office:value="4580.35" calcext:value-type="float">
            <text:p>4580,35</text:p>
          </table:table-cell>
          <table:table-cell office:value-type="float" office:value="5460.45" calcext:value-type="float">
            <text:p>5460,45</text:p>
          </table:table-cell>
          <table:table-cell office:value-type="float" office:value="5805.15" calcext:value-type="float">
            <text:p>5805,15</text:p>
          </table:table-cell>
          <table:table-cell office:value-type="float" office:value="5993.81" calcext:value-type="float">
            <text:p>5993,81</text:p>
          </table:table-cell>
          <table:table-cell office:value-type="float" office:value="6089.79" calcext:value-type="float">
            <text:p>6089,79</text:p>
          </table:table-cell>
          <table:table-cell office:value-type="float" office:value="6119.08" calcext:value-type="float">
            <text:p>6119,08</text:p>
          </table:table-cell>
          <table:table-cell office:value-type="float" office:value="6140.15" calcext:value-type="float">
            <text:p>6140,15</text:p>
          </table:table-cell>
          <table:table-cell table:style-name="ce15" office:value-type="float" office:value="6140.2" calcext:value-type="float">
            <text:p>6140,2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table:formula="of:=160+32" office:value-type="float" office:value="192" calcext:value-type="float">
            <text:p>192</text:p>
          </table:table-cell>
          <table:table-cell office:value-type="float" office:value="4729.13" calcext:value-type="float">
            <text:p>4729,13</text:p>
          </table:table-cell>
          <table:table-cell office:value-type="float" office:value="6025.56" calcext:value-type="float">
            <text:p>6025,56</text:p>
          </table:table-cell>
          <table:table-cell office:value-type="float" office:value="6103.26" calcext:value-type="float">
            <text:p>6103,26</text:p>
          </table:table-cell>
          <table:table-cell office:value-type="float" office:value="6094.11" calcext:value-type="float">
            <text:p>6094,11</text:p>
          </table:table-cell>
          <table:table-cell office:value-type="float" office:value="6090.21" calcext:value-type="float">
            <text:p>6090,21</text:p>
          </table:table-cell>
          <table:table-cell office:value-type="float" office:value="6075.83" calcext:value-type="float">
            <text:p>6075,83</text:p>
          </table:table-cell>
          <table:table-cell office:value-type="float" office:value="6082.38" calcext:value-type="float">
            <text:p>6082,38</text:p>
          </table:table-cell>
          <table:table-cell office:value-type="float" office:value="6080.33" calcext:value-type="float">
            <text:p>6080,33</text:p>
          </table:table-cell>
          <table:table-cell office:value-type="float" office:value="6064.86" calcext:value-type="float">
            <text:p>6064,86</text:p>
          </table:table-cell>
          <table:table-cell table:style-name="ce8" office:value-type="float" office:value="6049.38" calcext:value-type="float">
            <text:p>6049,38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office:value-type="float" office:value="256" calcext:value-type="float">
            <text:p>256</text:p>
          </table:table-cell>
          <table:table-cell office:value-type="float" office:value="5396.71" calcext:value-type="float">
            <text:p>5396,71</text:p>
          </table:table-cell>
          <table:table-cell office:value-type="float" office:value="5768.06" calcext:value-type="float">
            <text:p>5768,06</text:p>
          </table:table-cell>
          <table:table-cell office:value-type="float" office:value="5725.51" calcext:value-type="float">
            <text:p>5725,51</text:p>
          </table:table-cell>
          <table:table-cell office:value-type="float" office:value="5718.79" calcext:value-type="float">
            <text:p>5718,79</text:p>
          </table:table-cell>
          <table:table-cell office:value-type="float" office:value="5696.77" calcext:value-type="float">
            <text:p>5696,77</text:p>
          </table:table-cell>
          <table:table-cell office:value-type="float" office:value="5694.58" calcext:value-type="float">
            <text:p>5694,58</text:p>
          </table:table-cell>
          <table:table-cell office:value-type="float" office:value="5680.72" calcext:value-type="float">
            <text:p>5680,72</text:p>
          </table:table-cell>
          <table:table-cell office:value-type="float" office:value="5676.29" calcext:value-type="float">
            <text:p>5676,29</text:p>
          </table:table-cell>
          <table:table-cell office:value-type="float" office:value="5675.08" calcext:value-type="float">
            <text:p>5675,08</text:p>
          </table:table-cell>
          <table:table-cell table:style-name="ce8" office:value-type="float" office:value="5685.03" calcext:value-type="float">
            <text:p>5685,03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9" office:value-type="float" office:value="320" calcext:value-type="float">
            <text:p>320</text:p>
          </table:table-cell>
          <table:table-cell table:style-name="ce12" office:value-type="float" office:value="5358.87" calcext:value-type="float">
            <text:p>5358,87</text:p>
          </table:table-cell>
          <table:table-cell table:style-name="ce12" office:value-type="float" office:value="5243.65" calcext:value-type="float">
            <text:p>5243,65</text:p>
          </table:table-cell>
          <table:table-cell table:style-name="ce12" office:value-type="float" office:value="5224.87" calcext:value-type="float">
            <text:p>5224,87</text:p>
          </table:table-cell>
          <table:table-cell table:style-name="ce12" office:value-type="float" office:value="5204.56" calcext:value-type="float">
            <text:p>5204,56</text:p>
          </table:table-cell>
          <table:table-cell table:style-name="ce12" office:value-type="float" office:value="5189.82" calcext:value-type="float">
            <text:p>5189,82</text:p>
          </table:table-cell>
          <table:table-cell table:style-name="ce12" office:value-type="float" office:value="5218.89" calcext:value-type="float">
            <text:p>5218,89</text:p>
          </table:table-cell>
          <table:table-cell table:style-name="ce12" office:value-type="float" office:value="5166.001" calcext:value-type="float">
            <text:p>5166,001</text:p>
          </table:table-cell>
          <table:table-cell table:style-name="ce12" office:value-type="float" office:value="5176.38" calcext:value-type="float">
            <text:p>5176,38</text:p>
          </table:table-cell>
          <table:table-cell table:style-name="ce12" office:value-type="float" office:value="5159.56" calcext:value-type="float">
            <text:p>5159,56</text:p>
          </table:table-cell>
          <table:table-cell table:style-name="ce9" office:value-type="float" office:value="5134.11" calcext:value-type="float">
            <text:p>5134,1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6" office:value-type="string" calcext:value-type="string">
            <text:p>RTX3070</text:p>
          </table:table-cell>
          <table:table-cell table:style-name="ce22"/>
          <table:table-cell table:style-name="ce11" office:value-type="string" calcext:value-type="string" table:number-columns-spanned="10" table:number-rows-spanned="1">
            <text:p>Dim Grid</text:p>
          </table:table-cell>
          <table:covered-table-cell table:number-columns-repeated="8" table:style-name="ce6"/>
          <table:covered-table-cell table:style-name="ce7"/>
          <table:table-cell table:number-columns-repeated="3"/>
        </table:table-row>
        <table:table-row table:style-name="ro1">
          <table:table-cell table:style-name="ce17"/>
          <table:table-cell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90" calcext:value-type="float">
            <text:p>90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5">
            <text:p>Dim Block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1205.38" calcext:value-type="float">
            <text:p>1205,38</text:p>
          </table:table-cell>
          <table:table-cell office:value-type="float" office:value="2413.29" calcext:value-type="float">
            <text:p>2413,29</text:p>
          </table:table-cell>
          <table:table-cell office:value-type="float" office:value="3624.29" calcext:value-type="float">
            <text:p>3624,29</text:p>
          </table:table-cell>
          <table:table-cell office:value-type="float" office:value="4836.88" calcext:value-type="float">
            <text:p>4836,88</text:p>
          </table:table-cell>
          <table:table-cell office:value-type="float" office:value="6050.87" calcext:value-type="float">
            <text:p>6050,87</text:p>
          </table:table-cell>
          <table:table-cell office:value-type="float" office:value="7261.21" calcext:value-type="float">
            <text:p>7261,21</text:p>
          </table:table-cell>
          <table:table-cell office:value-type="float" office:value="8474.61" calcext:value-type="float">
            <text:p>8474,61</text:p>
          </table:table-cell>
          <table:table-cell office:value-type="float" office:value="9689.32" calcext:value-type="float">
            <text:p>9689,32</text:p>
          </table:table-cell>
          <table:table-cell office:value-type="float" office:value="10904.63" calcext:value-type="float">
            <text:p>10904,63</text:p>
          </table:table-cell>
          <table:table-cell table:style-name="ce8" office:value-type="float" office:value="12119.97" calcext:value-type="float">
            <text:p>12119,97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8" office:value-type="float" office:value="64" calcext:value-type="float">
            <text:p>64</text:p>
          </table:table-cell>
          <table:table-cell office:value-type="float" office:value="2372.81" calcext:value-type="float">
            <text:p>2372,81</text:p>
          </table:table-cell>
          <table:table-cell office:value-type="float" office:value="4720.39" calcext:value-type="float">
            <text:p>4720,39</text:p>
          </table:table-cell>
          <table:table-cell office:value-type="float" office:value="7062.39" calcext:value-type="float">
            <text:p>7062,39</text:p>
          </table:table-cell>
          <table:table-cell office:value-type="float" office:value="9398.28" calcext:value-type="float">
            <text:p>9398,28</text:p>
          </table:table-cell>
          <table:table-cell office:value-type="float" office:value="11726.35" calcext:value-type="float">
            <text:p>11726,35</text:p>
          </table:table-cell>
          <table:table-cell office:value-type="float" office:value="14061.01" calcext:value-type="float">
            <text:p>14061,01</text:p>
          </table:table-cell>
          <table:table-cell office:value-type="float" office:value="16395.22" calcext:value-type="float">
            <text:p>16395,22</text:p>
          </table:table-cell>
          <table:table-cell office:value-type="float" office:value="18727.74" calcext:value-type="float">
            <text:p>18727,74</text:p>
          </table:table-cell>
          <table:table-cell office:value-type="float" office:value="21053.45" calcext:value-type="float">
            <text:p>21053,45</text:p>
          </table:table-cell>
          <table:table-cell table:style-name="ce8" office:value-type="float" office:value="23152.46" calcext:value-type="float">
            <text:p>23152,46</text:p>
          </table:table-cell>
          <table:table-cell/>
          <table:table-cell office:value-type="float" office:value="60180.76" calcext:value-type="float">
            <text:p>60180,76</text:p>
          </table:table-cell>
          <table:table-cell/>
        </table:table-row>
        <table:table-row table:style-name="ro1">
          <table:covered-table-cell table:style-name="ce2"/>
          <table:table-cell table:style-name="ce8" table:formula="of:=160+32" office:value-type="float" office:value="192" calcext:value-type="float">
            <text:p>192</text:p>
          </table:table-cell>
          <table:table-cell office:value-type="float" office:value="6387.68" calcext:value-type="float">
            <text:p>6387,68</text:p>
          </table:table-cell>
          <table:table-cell office:value-type="float" office:value="12371.35" calcext:value-type="float">
            <text:p>12371,35</text:p>
          </table:table-cell>
          <table:table-cell office:value-type="float" office:value="18215.15" calcext:value-type="float">
            <text:p>18215,15</text:p>
          </table:table-cell>
          <table:table-cell office:value-type="float" office:value="23939.33" calcext:value-type="float">
            <text:p>23939,33</text:p>
          </table:table-cell>
          <table:table-cell office:value-type="float" office:value="29288.59" calcext:value-type="float">
            <text:p>29288,59</text:p>
          </table:table-cell>
          <table:table-cell office:value-type="float" office:value="34179.43" calcext:value-type="float">
            <text:p>34179,43</text:p>
          </table:table-cell>
          <table:table-cell office:value-type="float" office:value="39019.33" calcext:value-type="float">
            <text:p>39019,33</text:p>
          </table:table-cell>
          <table:table-cell office:value-type="float" office:value="43833.097" calcext:value-type="float">
            <text:p>43833,097</text:p>
          </table:table-cell>
          <table:table-cell office:value-type="float" office:value="48588.44" calcext:value-type="float">
            <text:p>48588,44</text:p>
          </table:table-cell>
          <table:table-cell table:style-name="ce8" office:value-type="float" office:value="52648.32" calcext:value-type="float">
            <text:p>52648,32</text:p>
          </table:table-cell>
          <table:table-cell/>
          <table:table-cell table:style-name="ce14" office:value-type="float" office:value="81383.96" calcext:value-type="float">
            <text:p>81383,96</text:p>
          </table:table-cell>
          <table:table-cell/>
        </table:table-row>
        <table:table-row table:style-name="ro1">
          <table:covered-table-cell table:style-name="ce2"/>
          <table:table-cell table:style-name="ce8" office:value-type="float" office:value="256" calcext:value-type="float">
            <text:p>256</text:p>
          </table:table-cell>
          <table:table-cell office:value-type="float" office:value="8044.07" calcext:value-type="float">
            <text:p>8044,07</text:p>
          </table:table-cell>
          <table:table-cell office:value-type="float" office:value="15362.25" calcext:value-type="float">
            <text:p>15362,25</text:p>
          </table:table-cell>
          <table:table-cell office:value-type="float" office:value="22461.04" calcext:value-type="float">
            <text:p>22461,04</text:p>
          </table:table-cell>
          <table:table-cell office:value-type="float" office:value="29380.05" calcext:value-type="float">
            <text:p>29380,05</text:p>
          </table:table-cell>
          <table:table-cell office:value-type="float" office:value="35664.33" calcext:value-type="float">
            <text:p>35664,33</text:p>
          </table:table-cell>
          <table:table-cell office:value-type="float" office:value="41157.01" calcext:value-type="float">
            <text:p>41157,01</text:p>
          </table:table-cell>
          <table:table-cell office:value-type="float" office:value="46567.43" calcext:value-type="float">
            <text:p>46567,43</text:p>
          </table:table-cell>
          <table:table-cell office:value-type="float" office:value="52268.04" calcext:value-type="float">
            <text:p>52268,04</text:p>
          </table:table-cell>
          <table:table-cell office:value-type="float" office:value="57168.77" calcext:value-type="float">
            <text:p>57168,77</text:p>
          </table:table-cell>
          <table:table-cell table:style-name="ce8" office:value-type="float" office:value="61870.49" calcext:value-type="float">
            <text:p>61870,49</text:p>
          </table:table-cell>
          <table:table-cell/>
          <table:table-cell office:value-type="float" office:value="81132.15" calcext:value-type="float">
            <text:p>81132,15</text:p>
          </table:table-cell>
          <table:table-cell/>
        </table:table-row>
        <table:table-row table:style-name="ro1">
          <table:covered-table-cell table:style-name="ce4"/>
          <table:table-cell table:style-name="ce9" office:value-type="float" office:value="320" calcext:value-type="float">
            <text:p>320</text:p>
          </table:table-cell>
          <table:table-cell table:style-name="ce12" office:value-type="float" office:value="9448.92" calcext:value-type="float">
            <text:p>9448,92</text:p>
          </table:table-cell>
          <table:table-cell table:style-name="ce12" office:value-type="float" office:value="17886.12" calcext:value-type="float">
            <text:p>17886,12</text:p>
          </table:table-cell>
          <table:table-cell table:style-name="ce12" office:value-type="float" office:value="26042.75" calcext:value-type="float">
            <text:p>26042,75</text:p>
          </table:table-cell>
          <table:table-cell table:style-name="ce12" office:value-type="float" office:value="33965.91" calcext:value-type="float">
            <text:p>33965,91</text:p>
          </table:table-cell>
          <table:table-cell table:style-name="ce12" office:value-type="float" office:value="40972.32" calcext:value-type="float">
            <text:p>40972,32</text:p>
          </table:table-cell>
          <table:table-cell table:style-name="ce12" office:value-type="float" office:value="46782.97" calcext:value-type="float">
            <text:p>46782,97</text:p>
          </table:table-cell>
          <table:table-cell table:style-name="ce12" office:value-type="float" office:value="52535.62" calcext:value-type="float">
            <text:p>52535,62</text:p>
          </table:table-cell>
          <table:table-cell table:style-name="ce12" office:value-type="float" office:value="58646.83" calcext:value-type="float">
            <text:p>58646,83</text:p>
          </table:table-cell>
          <table:table-cell table:style-name="ce12" office:value-type="float" office:value="63614.798" calcext:value-type="float">
            <text:p>63614,798</text:p>
          </table:table-cell>
          <table:table-cell table:style-name="ce9" office:value-type="float" office:value="68149.799" calcext:value-type="float">
            <text:p>68149,799</text:p>
          </table:table-cell>
          <table:table-cell office:value-type="float" office:value="80393.31" calcext:value-type="float">
            <text:p>80393,31</text:p>
          </table:table-cell>
          <table:table-cell office:value-type="float" office:value="80401.62" calcext:value-type="float">
            <text:p>80401,62</text:p>
          </table:table-cell>
          <table:table-cell office:value-type="float" office:value="80146.36" calcext:value-type="float">
            <text:p>80146,3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10"/>
          <table:table-cell office:value-type="float" office:value="71312.38" calcext:value-type="float">
            <text:p>71312,3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T950M</text:p>
          </table:table-cell>
          <table:table-cell office:value-type="float" office:value="5587.14" calcext:value-type="float">
            <text:p>5587,14</text:p>
          </table:table-cell>
          <table:table-cell office:value-type="float" office:value="6104.46" calcext:value-type="float">
            <text:p>6104,46</text:p>
          </table:table-cell>
          <table:table-cell office:value-type="float" office:value="6147.09" calcext:value-type="float">
            <text:p>6147,09</text:p>
          </table:table-cell>
          <table:table-cell office:value-type="float" office:value="6375.56" calcext:value-type="float">
            <text:p>6375,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TX3070</text:p>
          </table:table-cell>
          <table:table-cell office:value-type="float" office:value="77310.24844" calcext:value-type="float">
            <text:p>77310,24844</text:p>
          </table:table-cell>
          <table:table-cell office:value-type="float" office:value="81228.72" calcext:value-type="float">
            <text:p>81228,72</text:p>
          </table:table-cell>
          <table:table-cell office:value-type="float" office:value="81411.92" calcext:value-type="float">
            <text:p>81411,92</text:p>
          </table:table-cell>
          <table:table-cell office:value-type="float" office:value="80305.11" calcext:value-type="float">
            <text:p>80305,11</text:p>
          </table:table-cell>
          <table:table-cell office:value-type="float" office:value="79304.78" calcext:value-type="float">
            <text:p>79304,78</text:p>
          </table:table-cell>
          <table:table-cell table:number-columns-repeated="9"/>
        </table:table-row>
        <table:table-row table:style-name="ro1" table:number-rows-repeated="49">
          <table:table-cell table:number-columns-repeated="15"/>
        </table:table-row>
        <table:table-row table:style-name="ro1">
          <table:table-cell office:value-type="string" calcext:value-type="string">
            <text:p>Lab1</text:p>
          </table:table-cell>
          <table:table-cell office:value-type="float" office:value="282.46" calcext:value-type="float">
            <text:p>282,4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2 Intrinsics</text:p>
          </table:table-cell>
          <table:table-cell office:value-type="float" office:value="371.51" calcext:value-type="float">
            <text:p>371,51</text:p>
          </table:table-cell>
          <table:table-cell table:formula="of:=[.B105]/[.B104]" office:value-type="float" office:value="1.31526587835446" calcext:value-type="float">
            <text:p>1,315265878354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 3 oMP</text:p>
          </table:table-cell>
          <table:table-cell office:value-type="float" office:value="6982.59" calcext:value-type="float">
            <text:p>6982,59</text:p>
          </table:table-cell>
          <table:table-cell table:formula="of:=[.B106]/[.B104]" office:value-type="float" office:value="24.7206330099837" calcext:value-type="float">
            <text:p>24,72063300998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 4 </text:p>
          </table:table-cell>
          <table:table-cell office:value-type="float" office:value="81383.96" calcext:value-type="float">
            <text:p>81383,96</text:p>
          </table:table-cell>
          <table:table-cell table:formula="of:=[.B107]/[.B104]" office:value-type="float" office:value="288.125610705941" calcext:value-type="float">
            <text:p>288,12561070594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6:09:44.6470902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0:25:41.569045936</meta:creation-date>
    <dc:date>2021-07-26T18:11:10.344266254</dc:date>
    <meta:editing-duration>PT2H5M53S</meta:editing-duration>
    <meta:editing-cycles>5</meta:editing-cycles>
    <meta:generator>LibreOffice/6.4.7.2$Linux_X86_64 LibreOffice_project/40$Build-2</meta:generator>
    <meta:document-statistic meta:table-count="1" meta:cell-count="40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bar" chart:style-name="ch1">
        <chart:legend chart:legend-position="end" svg:x="14.699cm" svg:y="1.964cm" style:legend-expansion="high" chart:style-name="ch2"/>
        <chart:plot-area chart:style-name="ch3" table:cell-range-address="Hoja1.B12:Hoja1.L17" chart:data-source-has-labels="both" svg:x="1.331cm" svg:y="0.18cm" svg:width="13.048cm" svg:height="7.668cm">
          <chartooo:coordinate-region svg:x="2.323cm" svg:y="0.38cm" svg:width="12.056cm" svg:height="6.821cm"/>
          <chart:axis chart:dimension="x" chart:name="primary-x" chart:style-name="ch4" chartooo:axis-type="auto">
            <chartooo:date-scale/>
            <chart:title svg:x="7.07cm" svg:y="8.028cm" chart:style-name="ch5">
              <text:p>Dim Block</text:p>
            </chart:title>
            <chart:categories table:cell-range-address="Hoja1.B13:Hoja1.B17"/>
          </chart:axis>
          <chart:axis chart:dimension="y" chart:name="primary-y" chart:style-name="ch6">
            <chart:title svg:x="0.451cm" svg:y="4.852cm" chart:style-name="ch7">
              <text:p>kFotones/s</text:p>
            </chart:title>
            <chart:grid chart:style-name="ch8" chart:class="major"/>
          </chart:axis>
          <chart:series chart:style-name="ch9" chart:values-cell-range-address="Hoja1.C13:Hoja1.C17" chart:label-cell-address="Hoja1.C12:Hoja1.C12" chart:class="chart:bar">
            <chart:data-point chart:repeated="5"/>
          </chart:series>
          <chart:series chart:style-name="ch10" chart:values-cell-range-address="Hoja1.D13:Hoja1.D17" chart:label-cell-address="Hoja1.D12:Hoja1.D12" chart:class="chart:bar">
            <chart:data-point chart:repeated="5"/>
          </chart:series>
          <chart:series chart:style-name="ch11" chart:values-cell-range-address="Hoja1.E13:Hoja1.E17" chart:label-cell-address="Hoja1.E12:Hoja1.E12" chart:class="chart:bar">
            <chart:data-point chart:repeated="5"/>
          </chart:series>
          <chart:series chart:style-name="ch12" chart:values-cell-range-address="Hoja1.F13:Hoja1.F17" chart:label-cell-address="Hoja1.F12:Hoja1.F12" chart:class="chart:bar">
            <chart:data-point chart:repeated="5"/>
          </chart:series>
          <chart:series chart:style-name="ch13" chart:values-cell-range-address="Hoja1.G13:Hoja1.G17" chart:label-cell-address="Hoja1.G12:Hoja1.G12" chart:class="chart:bar">
            <chart:data-point chart:repeated="5"/>
          </chart:series>
          <chart:series chart:style-name="ch14" chart:values-cell-range-address="Hoja1.H13:Hoja1.H17" chart:label-cell-address="Hoja1.H12:Hoja1.H12" chart:class="chart:bar">
            <chart:data-point chart:repeated="5"/>
          </chart:series>
          <chart:series chart:style-name="ch15" chart:values-cell-range-address="Hoja1.I13:Hoja1.I17" chart:label-cell-address="Hoja1.I12:Hoja1.I12" chart:class="chart:bar">
            <chart:data-point chart:repeated="5"/>
          </chart:series>
          <chart:series chart:style-name="ch16" chart:values-cell-range-address="Hoja1.J13:Hoja1.J17" chart:label-cell-address="Hoja1.J12:Hoja1.J12" chart:class="chart:bar">
            <chart:data-point chart:repeated="5"/>
          </chart:series>
          <chart:series chart:style-name="ch17" chart:values-cell-range-address="Hoja1.K13:Hoja1.K17" chart:label-cell-address="Hoja1.K12:Hoja1.K12" chart:class="chart:bar">
            <chart:data-point chart:repeated="5"/>
          </chart:series>
          <chart:series chart:style-name="ch18" chart:values-cell-range-address="Hoja1.L13:Hoja1.L17" chart:label-cell-address="Hoja1.L12:Hoja1.L12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C12:Hoja1.C12</svg:desc>
                </draw:g>
              </table:table-cell>
              <table:table-cell office:value-type="string">
                <text:p>20</text:p>
                <draw:g>
                  <svg:desc>Hoja1.D12:Hoja1.D12</svg:desc>
                </draw:g>
              </table:table-cell>
              <table:table-cell office:value-type="string">
                <text:p>30</text:p>
                <draw:g>
                  <svg:desc>Hoja1.E12:Hoja1.E12</svg:desc>
                </draw:g>
              </table:table-cell>
              <table:table-cell office:value-type="string">
                <text:p>40</text:p>
                <draw:g>
                  <svg:desc>Hoja1.F12:Hoja1.F12</svg:desc>
                </draw:g>
              </table:table-cell>
              <table:table-cell office:value-type="string">
                <text:p>50</text:p>
                <draw:g>
                  <svg:desc>Hoja1.G12:Hoja1.G12</svg:desc>
                </draw:g>
              </table:table-cell>
              <table:table-cell office:value-type="string">
                <text:p>60</text:p>
                <draw:g>
                  <svg:desc>Hoja1.H12:Hoja1.H12</svg:desc>
                </draw:g>
              </table:table-cell>
              <table:table-cell office:value-type="string">
                <text:p>70</text:p>
                <draw:g>
                  <svg:desc>Hoja1.I12:Hoja1.I12</svg:desc>
                </draw:g>
              </table:table-cell>
              <table:table-cell office:value-type="string">
                <text:p>80</text:p>
                <draw:g>
                  <svg:desc>Hoja1.J12:Hoja1.J12</svg:desc>
                </draw:g>
              </table:table-cell>
              <table:table-cell office:value-type="string">
                <text:p>90</text:p>
                <draw:g>
                  <svg:desc>Hoja1.K12:Hoja1.K12</svg:desc>
                </draw:g>
              </table:table-cell>
              <table:table-cell office:value-type="string">
                <text:p>100</text:p>
                <draw:g>
                  <svg:desc>Hoja1.L12:Hoja1.L12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Hoja1.B13:Hoja1.B17</svg:desc>
                </draw:g>
              </table:table-cell>
              <table:table-cell office:value-type="float" office:value="1089.54">
                <text:p>1089.54</text:p>
                <draw:g>
                  <svg:desc>Hoja1.C13:Hoja1.C17</svg:desc>
                </draw:g>
              </table:table-cell>
              <table:table-cell office:value-type="float" office:value="2186.7">
                <text:p>2186.7</text:p>
                <draw:g>
                  <svg:desc>Hoja1.D13:Hoja1.D17</svg:desc>
                </draw:g>
              </table:table-cell>
              <table:table-cell office:value-type="float" office:value="3135.86">
                <text:p>3135.86</text:p>
                <draw:g>
                  <svg:desc>Hoja1.E13:Hoja1.E17</svg:desc>
                </draw:g>
              </table:table-cell>
              <table:table-cell office:value-type="float" office:value="4050.79">
                <text:p>4050.79</text:p>
                <draw:g>
                  <svg:desc>Hoja1.F13:Hoja1.F17</svg:desc>
                </draw:g>
              </table:table-cell>
              <table:table-cell office:value-type="float" office:value="4718.47">
                <text:p>4718.47</text:p>
                <draw:g>
                  <svg:desc>Hoja1.G13:Hoja1.G17</svg:desc>
                </draw:g>
              </table:table-cell>
              <table:table-cell office:value-type="float" office:value="4965.24">
                <text:p>4965.24</text:p>
                <draw:g>
                  <svg:desc>Hoja1.H13:Hoja1.H17</svg:desc>
                </draw:g>
              </table:table-cell>
              <table:table-cell office:value-type="float" office:value="4962.89">
                <text:p>4962.89</text:p>
                <draw:g>
                  <svg:desc>Hoja1.I13:Hoja1.I17</svg:desc>
                </draw:g>
              </table:table-cell>
              <table:table-cell office:value-type="float" office:value="4954.97">
                <text:p>4954.97</text:p>
                <draw:g>
                  <svg:desc>Hoja1.J13:Hoja1.J17</svg:desc>
                </draw:g>
              </table:table-cell>
              <table:table-cell office:value-type="float" office:value="4948.93">
                <text:p>4948.93</text:p>
                <draw:g>
                  <svg:desc>Hoja1.K13:Hoja1.K17</svg:desc>
                </draw:g>
              </table:table-cell>
              <table:table-cell office:value-type="float" office:value="4935.63">
                <text:p>4935.63</text:p>
                <draw:g>
                  <svg:desc>Hoja1.L13:Hoja1.L1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86.69">
                <text:p>2186.69</text:p>
              </table:table-cell>
              <table:table-cell office:value-type="float" office:value="4053.48">
                <text:p>4053.48</text:p>
              </table:table-cell>
              <table:table-cell office:value-type="float" office:value="4960.72">
                <text:p>4960.72</text:p>
              </table:table-cell>
              <table:table-cell office:value-type="float" office:value="4946.16">
                <text:p>4946.16</text:p>
              </table:table-cell>
              <table:table-cell office:value-type="float" office:value="4936.01">
                <text:p>4936.01</text:p>
              </table:table-cell>
              <table:table-cell office:value-type="float" office:value="4933.74">
                <text:p>4933.74</text:p>
              </table:table-cell>
              <table:table-cell office:value-type="float" office:value="4933.75">
                <text:p>4933.75</text:p>
              </table:table-cell>
              <table:table-cell office:value-type="float" office:value="4931.75">
                <text:p>4931.75</text:p>
              </table:table-cell>
              <table:table-cell office:value-type="float" office:value="4931.34">
                <text:p>4931.34</text:p>
              </table:table-cell>
              <table:table-cell office:value-type="float" office:value="4931.59">
                <text:p>4931.5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960.69">
                <text:p>4960.69</text:p>
              </table:table-cell>
              <table:table-cell office:value-type="float" office:value="4935.56">
                <text:p>4935.56</text:p>
              </table:table-cell>
              <table:table-cell office:value-type="float" office:value="4932.61">
                <text:p>4932.61</text:p>
              </table:table-cell>
              <table:table-cell office:value-type="float" office:value="4932.19">
                <text:p>4932.19</text:p>
              </table:table-cell>
              <table:table-cell office:value-type="float" office:value="4928.21">
                <text:p>4928.21</text:p>
              </table:table-cell>
              <table:table-cell office:value-type="float" office:value="4928.6">
                <text:p>4928.6</text:p>
              </table:table-cell>
              <table:table-cell office:value-type="float" office:value="4929.66">
                <text:p>4929.66</text:p>
              </table:table-cell>
              <table:table-cell office:value-type="float" office:value="4927.65">
                <text:p>4927.65</text:p>
              </table:table-cell>
              <table:table-cell office:value-type="float" office:value="4928.01">
                <text:p>4928.01</text:p>
              </table:table-cell>
              <table:table-cell office:value-type="float" office:value="4929.55">
                <text:p>4929.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943.35">
                <text:p>4943.35</text:p>
              </table:table-cell>
              <table:table-cell office:value-type="float" office:value="4933.37">
                <text:p>4933.37</text:p>
              </table:table-cell>
              <table:table-cell office:value-type="float" office:value="4931.01">
                <text:p>4931.01</text:p>
              </table:table-cell>
              <table:table-cell office:value-type="float" office:value="4927.42">
                <text:p>4927.42</text:p>
              </table:table-cell>
              <table:table-cell office:value-type="float" office:value="4926.66">
                <text:p>4926.66</text:p>
              </table:table-cell>
              <table:table-cell office:value-type="float" office:value="4926.96">
                <text:p>4926.96</text:p>
              </table:table-cell>
              <table:table-cell office:value-type="float" office:value="4927.07">
                <text:p>4927.07</text:p>
              </table:table-cell>
              <table:table-cell office:value-type="float" office:value="4926.46">
                <text:p>4926.46</text:p>
              </table:table-cell>
              <table:table-cell office:value-type="float" office:value="4925.67">
                <text:p>4925.67</text:p>
              </table:table-cell>
              <table:table-cell office:value-type="float" office:value="4919.15">
                <text:p>4919.1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935.47">
                <text:p>4935.47</text:p>
              </table:table-cell>
              <table:table-cell office:value-type="float" office:value="4931.51">
                <text:p>4931.51</text:p>
              </table:table-cell>
              <table:table-cell office:value-type="float" office:value="4931.19">
                <text:p>4931.19</text:p>
              </table:table-cell>
              <table:table-cell office:value-type="float" office:value="4928.79">
                <text:p>4928.79</text:p>
              </table:table-cell>
              <table:table-cell office:value-type="float" office:value="4928.58">
                <text:p>4928.58</text:p>
              </table:table-cell>
              <table:table-cell office:value-type="float" office:value="4926.71">
                <text:p>4926.71</text:p>
              </table:table-cell>
              <table:table-cell office:value-type="float" office:value="4925.73">
                <text:p>4925.73</text:p>
              </table:table-cell>
              <table:table-cell office:value-type="float" office:value="4924.03">
                <text:p>4924.03</text:p>
              </table:table-cell>
              <table:table-cell office:value-type="float" office:value="4925.12">
                <text:p>4925.12</text:p>
              </table:table-cell>
              <table:table-cell office:value-type="float" office:value="4926.27">
                <text:p>4926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1.96cm" style:legend-expansion="high" chart:style-name="ch2"/>
        <chart:plot-area chart:style-name="ch3" table:cell-range-address="Hoja1.B20:Hoja1.L25" chart:data-source-has-labels="both" svg:x="1.331cm" svg:y="0.18cm" svg:width="13.038cm" svg:height="7.659cm">
          <chartooo:coordinate-region svg:x="2.508cm" svg:y="0.379cm" svg:width="11.861cm" svg:height="6.813cm"/>
          <chart:axis chart:dimension="x" chart:name="primary-x" chart:style-name="ch4" chartooo:axis-type="auto">
            <chartooo:date-scale/>
            <chart:title svg:x="7.065cm" svg:y="8.019cm" chart:style-name="ch5">
              <text:p>Dim Block</text:p>
            </chart:title>
            <chart:categories table:cell-range-address="Hoja1.B21:Hoja1.B25"/>
          </chart:axis>
          <chart:axis chart:dimension="y" chart:name="primary-y" chart:style-name="ch6">
            <chart:title svg:x="0.451cm" svg:y="4.847cm" chart:style-name="ch7">
              <text:p>kFotones/s</text:p>
            </chart:title>
            <chart:grid chart:style-name="ch8" chart:class="major"/>
          </chart:axis>
          <chart:series chart:style-name="ch9" chart:values-cell-range-address="Hoja1.C21:Hoja1.C25" chart:label-cell-address="Hoja1.C20:Hoja1.C20" chart:class="chart:bar">
            <chart:data-point chart:repeated="5"/>
          </chart:series>
          <chart:series chart:style-name="ch10" chart:values-cell-range-address="Hoja1.D21:Hoja1.D25" chart:label-cell-address="Hoja1.D20:Hoja1.D20" chart:class="chart:bar">
            <chart:data-point chart:repeated="5"/>
          </chart:series>
          <chart:series chart:style-name="ch11" chart:values-cell-range-address="Hoja1.E21:Hoja1.E25" chart:label-cell-address="Hoja1.E20:Hoja1.E20" chart:class="chart:bar">
            <chart:data-point chart:repeated="5"/>
          </chart:series>
          <chart:series chart:style-name="ch12" chart:values-cell-range-address="Hoja1.F21:Hoja1.F25" chart:label-cell-address="Hoja1.F20:Hoja1.F20" chart:class="chart:bar">
            <chart:data-point chart:repeated="5"/>
          </chart:series>
          <chart:series chart:style-name="ch13" chart:values-cell-range-address="Hoja1.G21:Hoja1.G25" chart:label-cell-address="Hoja1.G20:Hoja1.G20" chart:class="chart:bar">
            <chart:data-point chart:repeated="5"/>
          </chart:series>
          <chart:series chart:style-name="ch14" chart:values-cell-range-address="Hoja1.H21:Hoja1.H25" chart:label-cell-address="Hoja1.H20:Hoja1.H20" chart:class="chart:bar">
            <chart:data-point chart:repeated="5"/>
          </chart:series>
          <chart:series chart:style-name="ch15" chart:values-cell-range-address="Hoja1.I21:Hoja1.I25" chart:label-cell-address="Hoja1.I20:Hoja1.I20" chart:class="chart:bar">
            <chart:data-point chart:repeated="5"/>
          </chart:series>
          <chart:series chart:style-name="ch16" chart:values-cell-range-address="Hoja1.J21:Hoja1.J25" chart:label-cell-address="Hoja1.J20:Hoja1.J20" chart:class="chart:bar">
            <chart:data-point chart:repeated="5"/>
          </chart:series>
          <chart:series chart:style-name="ch17" chart:values-cell-range-address="Hoja1.K21:Hoja1.K25" chart:label-cell-address="Hoja1.K20:Hoja1.K20" chart:class="chart:bar">
            <chart:data-point chart:repeated="5"/>
          </chart:series>
          <chart:series chart:style-name="ch18" chart:values-cell-range-address="Hoja1.L21:Hoja1.L25" chart:label-cell-address="Hoja1.L20:Hoja1.L2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C20:Hoja1.C20</svg:desc>
                </draw:g>
              </table:table-cell>
              <table:table-cell office:value-type="string">
                <text:p>20</text:p>
                <draw:g>
                  <svg:desc>Hoja1.D20:Hoja1.D20</svg:desc>
                </draw:g>
              </table:table-cell>
              <table:table-cell office:value-type="string">
                <text:p>30</text:p>
                <draw:g>
                  <svg:desc>Hoja1.E20:Hoja1.E20</svg:desc>
                </draw:g>
              </table:table-cell>
              <table:table-cell office:value-type="string">
                <text:p>40</text:p>
                <draw:g>
                  <svg:desc>Hoja1.F20:Hoja1.F20</svg:desc>
                </draw:g>
              </table:table-cell>
              <table:table-cell office:value-type="string">
                <text:p>50</text:p>
                <draw:g>
                  <svg:desc>Hoja1.G20:Hoja1.G20</svg:desc>
                </draw:g>
              </table:table-cell>
              <table:table-cell office:value-type="string">
                <text:p>60</text:p>
                <draw:g>
                  <svg:desc>Hoja1.H20:Hoja1.H20</svg:desc>
                </draw:g>
              </table:table-cell>
              <table:table-cell office:value-type="string">
                <text:p>70</text:p>
                <draw:g>
                  <svg:desc>Hoja1.I20:Hoja1.I20</svg:desc>
                </draw:g>
              </table:table-cell>
              <table:table-cell office:value-type="string">
                <text:p>80</text:p>
                <draw:g>
                  <svg:desc>Hoja1.J20:Hoja1.J20</svg:desc>
                </draw:g>
              </table:table-cell>
              <table:table-cell office:value-type="string">
                <text:p>90</text:p>
                <draw:g>
                  <svg:desc>Hoja1.K20:Hoja1.K20</svg:desc>
                </draw:g>
              </table:table-cell>
              <table:table-cell office:value-type="string">
                <text:p>100</text:p>
                <draw:g>
                  <svg:desc>Hoja1.L20:Hoja1.L20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Hoja1.B21:Hoja1.B25</svg:desc>
                </draw:g>
              </table:table-cell>
              <table:table-cell office:value-type="float" office:value="2255.199">
                <text:p>2255.199</text:p>
                <draw:g>
                  <svg:desc>Hoja1.C21:Hoja1.C25</svg:desc>
                </draw:g>
              </table:table-cell>
              <table:table-cell office:value-type="float" office:value="4521.145">
                <text:p>4521.145</text:p>
                <draw:g>
                  <svg:desc>Hoja1.D21:Hoja1.D25</svg:desc>
                </draw:g>
              </table:table-cell>
              <table:table-cell office:value-type="float" office:value="6794.85">
                <text:p>6794.85</text:p>
                <draw:g>
                  <svg:desc>Hoja1.E21:Hoja1.E25</svg:desc>
                </draw:g>
              </table:table-cell>
              <table:table-cell office:value-type="float" office:value="9075.68">
                <text:p>9075.68</text:p>
                <draw:g>
                  <svg:desc>Hoja1.F21:Hoja1.F25</svg:desc>
                </draw:g>
              </table:table-cell>
              <table:table-cell office:value-type="float" office:value="11354.6">
                <text:p>11354.6</text:p>
                <draw:g>
                  <svg:desc>Hoja1.G21:Hoja1.G25</svg:desc>
                </draw:g>
              </table:table-cell>
              <table:table-cell office:value-type="float" office:value="13638.8">
                <text:p>13638.8</text:p>
                <draw:g>
                  <svg:desc>Hoja1.H21:Hoja1.H25</svg:desc>
                </draw:g>
              </table:table-cell>
              <table:table-cell office:value-type="float" office:value="15881.99">
                <text:p>15881.99</text:p>
                <draw:g>
                  <svg:desc>Hoja1.I21:Hoja1.I25</svg:desc>
                </draw:g>
              </table:table-cell>
              <table:table-cell office:value-type="float" office:value="16422.28">
                <text:p>16422.28</text:p>
                <draw:g>
                  <svg:desc>Hoja1.J21:Hoja1.J25</svg:desc>
                </draw:g>
              </table:table-cell>
              <table:table-cell office:value-type="float" office:value="16426.76">
                <text:p>16426.76</text:p>
                <draw:g>
                  <svg:desc>Hoja1.K21:Hoja1.K25</svg:desc>
                </draw:g>
              </table:table-cell>
              <table:table-cell office:value-type="float" office:value="16418.02">
                <text:p>16418.02</text:p>
                <draw:g>
                  <svg:desc>Hoja1.L21:Hoja1.L25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513.023">
                <text:p>4513.023</text:p>
              </table:table-cell>
              <table:table-cell office:value-type="float" office:value="9059.82">
                <text:p>9059.82</text:p>
              </table:table-cell>
              <table:table-cell office:value-type="float" office:value="13625.88">
                <text:p>13625.88</text:p>
              </table:table-cell>
              <table:table-cell office:value-type="float" office:value="16418.68">
                <text:p>16418.68</text:p>
              </table:table-cell>
              <table:table-cell office:value-type="float" office:value="16419.32">
                <text:p>16419.32</text:p>
              </table:table-cell>
              <table:table-cell office:value-type="float" office:value="16417.08">
                <text:p>16417.08</text:p>
              </table:table-cell>
              <table:table-cell office:value-type="float" office:value="16413.001">
                <text:p>16413.001</text:p>
              </table:table-cell>
              <table:table-cell office:value-type="float" office:value="16417.64">
                <text:p>16417.64</text:p>
              </table:table-cell>
              <table:table-cell office:value-type="float" office:value="16409.42">
                <text:p>16409.42</text:p>
              </table:table-cell>
              <table:table-cell office:value-type="float" office:value="16349.78">
                <text:p>16349.7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2322.813">
                <text:p>12322.813</text:p>
              </table:table-cell>
              <table:table-cell office:value-type="float" office:value="16422.02">
                <text:p>16422.02</text:p>
              </table:table-cell>
              <table:table-cell office:value-type="float" office:value="16425.46">
                <text:p>16425.46</text:p>
              </table:table-cell>
              <table:table-cell office:value-type="float" office:value="16402.28">
                <text:p>16402.28</text:p>
              </table:table-cell>
              <table:table-cell office:value-type="float" office:value="16394.96">
                <text:p>16394.96</text:p>
              </table:table-cell>
              <table:table-cell office:value-type="float" office:value="16390.06">
                <text:p>16390.06</text:p>
              </table:table-cell>
              <table:table-cell office:value-type="float" office:value="1640.56">
                <text:p>1640.56</text:p>
              </table:table-cell>
              <table:table-cell office:value-type="float" office:value="16408.18">
                <text:p>16408.18</text:p>
              </table:table-cell>
              <table:table-cell office:value-type="float" office:value="16381.28">
                <text:p>16381.28</text:p>
              </table:table-cell>
              <table:table-cell office:value-type="float" office:value="16384.09">
                <text:p>16384.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584.19">
                <text:p>15584.19</text:p>
              </table:table-cell>
              <table:table-cell office:value-type="float" office:value="16407.44">
                <text:p>16407.44</text:p>
              </table:table-cell>
              <table:table-cell office:value-type="float" office:value="16401.85">
                <text:p>16401.85</text:p>
              </table:table-cell>
              <table:table-cell office:value-type="float" office:value="16382.33">
                <text:p>16382.33</text:p>
              </table:table-cell>
              <table:table-cell office:value-type="float" office:value="16394.25">
                <text:p>16394.25</text:p>
              </table:table-cell>
              <table:table-cell office:value-type="float" office:value="16396.36">
                <text:p>16396.36</text:p>
              </table:table-cell>
              <table:table-cell office:value-type="float" office:value="16403.04">
                <text:p>16403.04</text:p>
              </table:table-cell>
              <table:table-cell office:value-type="float" office:value="16379.58">
                <text:p>16379.58</text:p>
              </table:table-cell>
              <table:table-cell office:value-type="float" office:value="16377.33">
                <text:p>16377.33</text:p>
              </table:table-cell>
              <table:table-cell office:value-type="float" office:value="16393.98">
                <text:p>16393.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6440.67">
                <text:p>16440.67</text:p>
              </table:table-cell>
              <table:table-cell office:value-type="float" office:value="16405.73">
                <text:p>16405.73</text:p>
              </table:table-cell>
              <table:table-cell office:value-type="float" office:value="16394.05">
                <text:p>16394.05</text:p>
              </table:table-cell>
              <table:table-cell office:value-type="float" office:value="16311.97">
                <text:p>16311.97</text:p>
              </table:table-cell>
              <table:table-cell office:value-type="float" office:value="16386.97">
                <text:p>16386.97</text:p>
              </table:table-cell>
              <table:table-cell office:value-type="float" office:value="16332.91">
                <text:p>16332.91</text:p>
              </table:table-cell>
              <table:table-cell office:value-type="float" office:value="16389.01">
                <text:p>16389.01</text:p>
              </table:table-cell>
              <table:table-cell office:value-type="float" office:value="16371.87">
                <text:p>16371.87</text:p>
              </table:table-cell>
              <table:table-cell office:value-type="float" office:value="16369.52">
                <text:p>16369.52</text:p>
              </table:table-cell>
              <table:table-cell office:value-type="float" office:value="16371.48">
                <text:p>16371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legend chart:legend-position="end" svg:x="14.7cm" svg:y="1.965cm" style:legend-expansion="high" chart:style-name="ch2"/>
        <chart:plot-area chart:style-name="ch3" table:cell-range-address="Hoja1.B36:Hoja1.L41" chart:data-source-has-labels="both" svg:x="1.331cm" svg:y="0.18cm" svg:width="13.049cm" svg:height="7.669cm">
          <chartooo:coordinate-region svg:x="2.323cm" svg:y="0.379cm" svg:width="12.057cm" svg:height="6.823cm"/>
          <chart:axis chart:dimension="x" chart:name="primary-x" chart:style-name="ch4" chartooo:axis-type="auto">
            <chartooo:date-scale/>
            <chart:title svg:x="7.07cm" svg:y="8.029cm" chart:style-name="ch5">
              <text:p>Dim Block</text:p>
            </chart:title>
            <chart:categories table:cell-range-address="Hoja1.B37:Hoja1.B41"/>
          </chart:axis>
          <chart:axis chart:dimension="y" chart:name="primary-y" chart:style-name="ch6">
            <chart:title svg:x="0.451cm" svg:y="4.852cm" chart:style-name="ch7">
              <text:p>kFotones/s</text:p>
            </chart:title>
            <chart:grid chart:style-name="ch8" chart:class="major"/>
          </chart:axis>
          <chart:series chart:style-name="ch9" chart:values-cell-range-address="Hoja1.C37:Hoja1.C41" chart:label-cell-address="Hoja1.C36:Hoja1.C36" chart:class="chart:bar">
            <chart:data-point chart:repeated="5"/>
          </chart:series>
          <chart:series chart:style-name="ch10" chart:values-cell-range-address="Hoja1.D37:Hoja1.D41" chart:label-cell-address="Hoja1.D36:Hoja1.D36" chart:class="chart:bar">
            <chart:data-point chart:repeated="5"/>
          </chart:series>
          <chart:series chart:style-name="ch11" chart:values-cell-range-address="Hoja1.E37:Hoja1.E41" chart:label-cell-address="Hoja1.E36:Hoja1.E36" chart:class="chart:bar">
            <chart:data-point chart:repeated="5"/>
          </chart:series>
          <chart:series chart:style-name="ch12" chart:values-cell-range-address="Hoja1.F37:Hoja1.F41" chart:label-cell-address="Hoja1.F36:Hoja1.F36" chart:class="chart:bar">
            <chart:data-point chart:repeated="5"/>
          </chart:series>
          <chart:series chart:style-name="ch13" chart:values-cell-range-address="Hoja1.G37:Hoja1.G41" chart:label-cell-address="Hoja1.G36:Hoja1.G36" chart:class="chart:bar">
            <chart:data-point chart:repeated="5"/>
          </chart:series>
          <chart:series chart:style-name="ch14" chart:values-cell-range-address="Hoja1.H37:Hoja1.H41" chart:label-cell-address="Hoja1.H36:Hoja1.H36" chart:class="chart:bar">
            <chart:data-point chart:repeated="5"/>
          </chart:series>
          <chart:series chart:style-name="ch15" chart:values-cell-range-address="Hoja1.I37:Hoja1.I41" chart:label-cell-address="Hoja1.I36:Hoja1.I36" chart:class="chart:bar">
            <chart:data-point chart:repeated="5"/>
          </chart:series>
          <chart:series chart:style-name="ch16" chart:values-cell-range-address="Hoja1.J37:Hoja1.J41" chart:label-cell-address="Hoja1.J36:Hoja1.J36" chart:class="chart:bar">
            <chart:data-point chart:repeated="5"/>
          </chart:series>
          <chart:series chart:style-name="ch17" chart:values-cell-range-address="Hoja1.K37:Hoja1.K41" chart:label-cell-address="Hoja1.K36:Hoja1.K36" chart:class="chart:bar">
            <chart:data-point chart:repeated="5"/>
          </chart:series>
          <chart:series chart:style-name="ch18" chart:values-cell-range-address="Hoja1.L37:Hoja1.L41" chart:label-cell-address="Hoja1.L36:Hoja1.L36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C36:Hoja1.C36</svg:desc>
                </draw:g>
              </table:table-cell>
              <table:table-cell office:value-type="string">
                <text:p>20</text:p>
                <draw:g>
                  <svg:desc>Hoja1.D36:Hoja1.D36</svg:desc>
                </draw:g>
              </table:table-cell>
              <table:table-cell office:value-type="string">
                <text:p>30</text:p>
                <draw:g>
                  <svg:desc>Hoja1.E36:Hoja1.E36</svg:desc>
                </draw:g>
              </table:table-cell>
              <table:table-cell office:value-type="string">
                <text:p>40</text:p>
                <draw:g>
                  <svg:desc>Hoja1.F36:Hoja1.F36</svg:desc>
                </draw:g>
              </table:table-cell>
              <table:table-cell office:value-type="string">
                <text:p>50</text:p>
                <draw:g>
                  <svg:desc>Hoja1.G36:Hoja1.G36</svg:desc>
                </draw:g>
              </table:table-cell>
              <table:table-cell office:value-type="string">
                <text:p>60</text:p>
                <draw:g>
                  <svg:desc>Hoja1.H36:Hoja1.H36</svg:desc>
                </draw:g>
              </table:table-cell>
              <table:table-cell office:value-type="string">
                <text:p>70</text:p>
                <draw:g>
                  <svg:desc>Hoja1.I36:Hoja1.I36</svg:desc>
                </draw:g>
              </table:table-cell>
              <table:table-cell office:value-type="string">
                <text:p>80</text:p>
                <draw:g>
                  <svg:desc>Hoja1.J36:Hoja1.J36</svg:desc>
                </draw:g>
              </table:table-cell>
              <table:table-cell office:value-type="string">
                <text:p>90</text:p>
                <draw:g>
                  <svg:desc>Hoja1.K36:Hoja1.K36</svg:desc>
                </draw:g>
              </table:table-cell>
              <table:table-cell office:value-type="string">
                <text:p>100</text:p>
                <draw:g>
                  <svg:desc>Hoja1.L36:Hoja1.L3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Hoja1.B37:Hoja1.B41</svg:desc>
                </draw:g>
              </table:table-cell>
              <table:table-cell office:value-type="float" office:value="987.44">
                <text:p>987.44</text:p>
                <draw:g>
                  <svg:desc>Hoja1.C37:Hoja1.C41</svg:desc>
                </draw:g>
              </table:table-cell>
              <table:table-cell office:value-type="float" office:value="1868.42">
                <text:p>1868.42</text:p>
                <draw:g>
                  <svg:desc>Hoja1.D37:Hoja1.D41</svg:desc>
                </draw:g>
              </table:table-cell>
              <table:table-cell office:value-type="float" office:value="2594.49">
                <text:p>2594.49</text:p>
                <draw:g>
                  <svg:desc>Hoja1.E37:Hoja1.E41</svg:desc>
                </draw:g>
              </table:table-cell>
              <table:table-cell office:value-type="float" office:value="3303.21">
                <text:p>3303.21</text:p>
                <draw:g>
                  <svg:desc>Hoja1.F37:Hoja1.F41</svg:desc>
                </draw:g>
              </table:table-cell>
              <table:table-cell office:value-type="float" office:value="3862.74">
                <text:p>3862.74</text:p>
                <draw:g>
                  <svg:desc>Hoja1.G37:Hoja1.G41</svg:desc>
                </draw:g>
              </table:table-cell>
              <table:table-cell office:value-type="float" office:value="4450.16">
                <text:p>4450.16</text:p>
                <draw:g>
                  <svg:desc>Hoja1.H37:Hoja1.H41</svg:desc>
                </draw:g>
              </table:table-cell>
              <table:table-cell office:value-type="float" office:value="4894.17">
                <text:p>4894.17</text:p>
                <draw:g>
                  <svg:desc>Hoja1.I37:Hoja1.I41</svg:desc>
                </draw:g>
              </table:table-cell>
              <table:table-cell office:value-type="float" office:value="5338.41">
                <text:p>5338.41</text:p>
                <draw:g>
                  <svg:desc>Hoja1.J37:Hoja1.J41</svg:desc>
                </draw:g>
              </table:table-cell>
              <table:table-cell office:value-type="float" office:value="5527.29">
                <text:p>5527.29</text:p>
                <draw:g>
                  <svg:desc>Hoja1.K37:Hoja1.K41</svg:desc>
                </draw:g>
              </table:table-cell>
              <table:table-cell office:value-type="float" office:value="5726.65">
                <text:p>5726.65</text:p>
                <draw:g>
                  <svg:desc>Hoja1.L37:Hoja1.L4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60.47">
                <text:p>1960.47</text:p>
              </table:table-cell>
              <table:table-cell office:value-type="float" office:value="3437.13">
                <text:p>3437.13</text:p>
              </table:table-cell>
              <table:table-cell office:value-type="float" office:value="4580.35">
                <text:p>4580.35</text:p>
              </table:table-cell>
              <table:table-cell office:value-type="float" office:value="5460.45">
                <text:p>5460.45</text:p>
              </table:table-cell>
              <table:table-cell office:value-type="float" office:value="5805.15">
                <text:p>5805.15</text:p>
              </table:table-cell>
              <table:table-cell office:value-type="float" office:value="5993.81">
                <text:p>5993.81</text:p>
              </table:table-cell>
              <table:table-cell office:value-type="float" office:value="6089.79">
                <text:p>6089.79</text:p>
              </table:table-cell>
              <table:table-cell office:value-type="float" office:value="6119.08">
                <text:p>6119.08</text:p>
              </table:table-cell>
              <table:table-cell office:value-type="float" office:value="6140.15">
                <text:p>6140.15</text:p>
              </table:table-cell>
              <table:table-cell office:value-type="float" office:value="6140.2">
                <text:p>6140.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729.13">
                <text:p>4729.13</text:p>
              </table:table-cell>
              <table:table-cell office:value-type="float" office:value="6025.56">
                <text:p>6025.56</text:p>
              </table:table-cell>
              <table:table-cell office:value-type="float" office:value="6103.26">
                <text:p>6103.26</text:p>
              </table:table-cell>
              <table:table-cell office:value-type="float" office:value="6094.11">
                <text:p>6094.11</text:p>
              </table:table-cell>
              <table:table-cell office:value-type="float" office:value="6090.21">
                <text:p>6090.21</text:p>
              </table:table-cell>
              <table:table-cell office:value-type="float" office:value="6075.83">
                <text:p>6075.83</text:p>
              </table:table-cell>
              <table:table-cell office:value-type="float" office:value="6082.38">
                <text:p>6082.38</text:p>
              </table:table-cell>
              <table:table-cell office:value-type="float" office:value="6080.33">
                <text:p>6080.33</text:p>
              </table:table-cell>
              <table:table-cell office:value-type="float" office:value="6064.86">
                <text:p>6064.86</text:p>
              </table:table-cell>
              <table:table-cell office:value-type="float" office:value="6049.38">
                <text:p>6049.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396.71">
                <text:p>5396.71</text:p>
              </table:table-cell>
              <table:table-cell office:value-type="float" office:value="5768.06">
                <text:p>5768.06</text:p>
              </table:table-cell>
              <table:table-cell office:value-type="float" office:value="5725.51">
                <text:p>5725.51</text:p>
              </table:table-cell>
              <table:table-cell office:value-type="float" office:value="5718.79">
                <text:p>5718.79</text:p>
              </table:table-cell>
              <table:table-cell office:value-type="float" office:value="5696.77">
                <text:p>5696.77</text:p>
              </table:table-cell>
              <table:table-cell office:value-type="float" office:value="5694.58">
                <text:p>5694.58</text:p>
              </table:table-cell>
              <table:table-cell office:value-type="float" office:value="5680.72">
                <text:p>5680.72</text:p>
              </table:table-cell>
              <table:table-cell office:value-type="float" office:value="5676.29">
                <text:p>5676.29</text:p>
              </table:table-cell>
              <table:table-cell office:value-type="float" office:value="5675.08">
                <text:p>5675.08</text:p>
              </table:table-cell>
              <table:table-cell office:value-type="float" office:value="5685.03">
                <text:p>5685.0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358.87">
                <text:p>5358.87</text:p>
              </table:table-cell>
              <table:table-cell office:value-type="float" office:value="5243.65">
                <text:p>5243.65</text:p>
              </table:table-cell>
              <table:table-cell office:value-type="float" office:value="5224.87">
                <text:p>5224.87</text:p>
              </table:table-cell>
              <table:table-cell office:value-type="float" office:value="5204.56">
                <text:p>5204.56</text:p>
              </table:table-cell>
              <table:table-cell office:value-type="float" office:value="5189.82">
                <text:p>5189.82</text:p>
              </table:table-cell>
              <table:table-cell office:value-type="float" office:value="5218.89">
                <text:p>5218.89</text:p>
              </table:table-cell>
              <table:table-cell office:value-type="float" office:value="5166.001">
                <text:p>5166.001</text:p>
              </table:table-cell>
              <table:table-cell office:value-type="float" office:value="5176.38">
                <text:p>5176.38</text:p>
              </table:table-cell>
              <table:table-cell office:value-type="float" office:value="5159.56">
                <text:p>5159.56</text:p>
              </table:table-cell>
              <table:table-cell office:value-type="float" office:value="5134.11">
                <text:p>5134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legend chart:legend-position="end" svg:x="14.7cm" svg:y="1.965cm" style:legend-expansion="high" chart:style-name="ch2"/>
        <chart:plot-area chart:style-name="ch3" table:cell-range-address="Hoja1.B44:Hoja1.L49" chart:data-source-has-labels="both" svg:x="1.331cm" svg:y="0.18cm" svg:width="13.049cm" svg:height="7.669cm">
          <chartooo:coordinate-region svg:x="2.508cm" svg:y="0.379cm" svg:width="11.872cm" svg:height="6.823cm"/>
          <chart:axis chart:dimension="x" chart:name="primary-x" chart:style-name="ch4" chartooo:axis-type="auto">
            <chartooo:date-scale/>
            <chart:title svg:x="7.07cm" svg:y="8.029cm" chart:style-name="ch5">
              <text:p>Dim Block</text:p>
            </chart:title>
            <chart:categories table:cell-range-address="Hoja1.B45:Hoja1.B49"/>
          </chart:axis>
          <chart:axis chart:dimension="y" chart:name="primary-y" chart:style-name="ch6">
            <chart:title svg:x="0.451cm" svg:y="4.852cm" chart:style-name="ch7">
              <text:p>kFotones/s</text:p>
            </chart:title>
            <chart:grid chart:style-name="ch8" chart:class="major"/>
          </chart:axis>
          <chart:series chart:style-name="ch9" chart:values-cell-range-address="Hoja1.C45:Hoja1.C49" chart:label-cell-address="Hoja1.C44:Hoja1.C44" chart:class="chart:bar">
            <chart:data-point chart:repeated="5"/>
          </chart:series>
          <chart:series chart:style-name="ch10" chart:values-cell-range-address="Hoja1.D45:Hoja1.D49" chart:label-cell-address="Hoja1.D44:Hoja1.D44" chart:class="chart:bar">
            <chart:data-point chart:repeated="5"/>
          </chart:series>
          <chart:series chart:style-name="ch11" chart:values-cell-range-address="Hoja1.E45:Hoja1.E49" chart:label-cell-address="Hoja1.E44:Hoja1.E44" chart:class="chart:bar">
            <chart:data-point chart:repeated="5"/>
          </chart:series>
          <chart:series chart:style-name="ch12" chart:values-cell-range-address="Hoja1.F45:Hoja1.F49" chart:label-cell-address="Hoja1.F44:Hoja1.F44" chart:class="chart:bar">
            <chart:data-point chart:repeated="5"/>
          </chart:series>
          <chart:series chart:style-name="ch13" chart:values-cell-range-address="Hoja1.G45:Hoja1.G49" chart:label-cell-address="Hoja1.G44:Hoja1.G44" chart:class="chart:bar">
            <chart:data-point chart:repeated="5"/>
          </chart:series>
          <chart:series chart:style-name="ch14" chart:values-cell-range-address="Hoja1.H45:Hoja1.H49" chart:label-cell-address="Hoja1.H44:Hoja1.H44" chart:class="chart:bar">
            <chart:data-point chart:repeated="5"/>
          </chart:series>
          <chart:series chart:style-name="ch15" chart:values-cell-range-address="Hoja1.I45:Hoja1.I49" chart:label-cell-address="Hoja1.I44:Hoja1.I44" chart:class="chart:bar">
            <chart:data-point chart:repeated="5"/>
          </chart:series>
          <chart:series chart:style-name="ch16" chart:values-cell-range-address="Hoja1.J45:Hoja1.J49" chart:label-cell-address="Hoja1.J44:Hoja1.J44" chart:class="chart:bar">
            <chart:data-point chart:repeated="5"/>
          </chart:series>
          <chart:series chart:style-name="ch17" chart:values-cell-range-address="Hoja1.K45:Hoja1.K49" chart:label-cell-address="Hoja1.K44:Hoja1.K44" chart:class="chart:bar">
            <chart:data-point chart:repeated="5"/>
          </chart:series>
          <chart:series chart:style-name="ch18" chart:values-cell-range-address="Hoja1.L45:Hoja1.L49" chart:label-cell-address="Hoja1.L44:Hoja1.L44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Hoja1.C44:Hoja1.C44</svg:desc>
                </draw:g>
              </table:table-cell>
              <table:table-cell office:value-type="string">
                <text:p>20</text:p>
                <draw:g>
                  <svg:desc>Hoja1.D44:Hoja1.D44</svg:desc>
                </draw:g>
              </table:table-cell>
              <table:table-cell office:value-type="string">
                <text:p>30</text:p>
                <draw:g>
                  <svg:desc>Hoja1.E44:Hoja1.E44</svg:desc>
                </draw:g>
              </table:table-cell>
              <table:table-cell office:value-type="string">
                <text:p>40</text:p>
                <draw:g>
                  <svg:desc>Hoja1.F44:Hoja1.F44</svg:desc>
                </draw:g>
              </table:table-cell>
              <table:table-cell office:value-type="string">
                <text:p>50</text:p>
                <draw:g>
                  <svg:desc>Hoja1.G44:Hoja1.G44</svg:desc>
                </draw:g>
              </table:table-cell>
              <table:table-cell office:value-type="string">
                <text:p>60</text:p>
                <draw:g>
                  <svg:desc>Hoja1.H44:Hoja1.H44</svg:desc>
                </draw:g>
              </table:table-cell>
              <table:table-cell office:value-type="string">
                <text:p>70</text:p>
                <draw:g>
                  <svg:desc>Hoja1.I44:Hoja1.I44</svg:desc>
                </draw:g>
              </table:table-cell>
              <table:table-cell office:value-type="string">
                <text:p>80</text:p>
                <draw:g>
                  <svg:desc>Hoja1.J44:Hoja1.J44</svg:desc>
                </draw:g>
              </table:table-cell>
              <table:table-cell office:value-type="string">
                <text:p>90</text:p>
                <draw:g>
                  <svg:desc>Hoja1.K44:Hoja1.K44</svg:desc>
                </draw:g>
              </table:table-cell>
              <table:table-cell office:value-type="string">
                <text:p>100</text:p>
                <draw:g>
                  <svg:desc>Hoja1.L44:Hoja1.L44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Hoja1.B45:Hoja1.B49</svg:desc>
                </draw:g>
              </table:table-cell>
              <table:table-cell office:value-type="float" office:value="1205.38">
                <text:p>1205.38</text:p>
                <draw:g>
                  <svg:desc>Hoja1.C45:Hoja1.C49</svg:desc>
                </draw:g>
              </table:table-cell>
              <table:table-cell office:value-type="float" office:value="2413.29">
                <text:p>2413.29</text:p>
                <draw:g>
                  <svg:desc>Hoja1.D45:Hoja1.D49</svg:desc>
                </draw:g>
              </table:table-cell>
              <table:table-cell office:value-type="float" office:value="3624.29">
                <text:p>3624.29</text:p>
                <draw:g>
                  <svg:desc>Hoja1.E45:Hoja1.E49</svg:desc>
                </draw:g>
              </table:table-cell>
              <table:table-cell office:value-type="float" office:value="4836.88">
                <text:p>4836.88</text:p>
                <draw:g>
                  <svg:desc>Hoja1.F45:Hoja1.F49</svg:desc>
                </draw:g>
              </table:table-cell>
              <table:table-cell office:value-type="float" office:value="6050.87">
                <text:p>6050.87</text:p>
                <draw:g>
                  <svg:desc>Hoja1.G45:Hoja1.G49</svg:desc>
                </draw:g>
              </table:table-cell>
              <table:table-cell office:value-type="float" office:value="7261.21">
                <text:p>7261.21</text:p>
                <draw:g>
                  <svg:desc>Hoja1.H45:Hoja1.H49</svg:desc>
                </draw:g>
              </table:table-cell>
              <table:table-cell office:value-type="float" office:value="8474.61">
                <text:p>8474.61</text:p>
                <draw:g>
                  <svg:desc>Hoja1.I45:Hoja1.I49</svg:desc>
                </draw:g>
              </table:table-cell>
              <table:table-cell office:value-type="float" office:value="9689.32">
                <text:p>9689.32</text:p>
                <draw:g>
                  <svg:desc>Hoja1.J45:Hoja1.J49</svg:desc>
                </draw:g>
              </table:table-cell>
              <table:table-cell office:value-type="float" office:value="10904.63">
                <text:p>10904.63</text:p>
                <draw:g>
                  <svg:desc>Hoja1.K45:Hoja1.K49</svg:desc>
                </draw:g>
              </table:table-cell>
              <table:table-cell office:value-type="float" office:value="12119.97">
                <text:p>12119.97</text:p>
                <draw:g>
                  <svg:desc>Hoja1.L45:Hoja1.L4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72.81">
                <text:p>2372.81</text:p>
              </table:table-cell>
              <table:table-cell office:value-type="float" office:value="4720.39">
                <text:p>4720.39</text:p>
              </table:table-cell>
              <table:table-cell office:value-type="float" office:value="7062.39">
                <text:p>7062.39</text:p>
              </table:table-cell>
              <table:table-cell office:value-type="float" office:value="9398.28">
                <text:p>9398.28</text:p>
              </table:table-cell>
              <table:table-cell office:value-type="float" office:value="11726.35">
                <text:p>11726.35</text:p>
              </table:table-cell>
              <table:table-cell office:value-type="float" office:value="14061.01">
                <text:p>14061.01</text:p>
              </table:table-cell>
              <table:table-cell office:value-type="float" office:value="16395.22">
                <text:p>16395.22</text:p>
              </table:table-cell>
              <table:table-cell office:value-type="float" office:value="18727.74">
                <text:p>18727.74</text:p>
              </table:table-cell>
              <table:table-cell office:value-type="float" office:value="21053.45">
                <text:p>21053.45</text:p>
              </table:table-cell>
              <table:table-cell office:value-type="float" office:value="23152.46">
                <text:p>23152.4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387.68">
                <text:p>6387.68</text:p>
              </table:table-cell>
              <table:table-cell office:value-type="float" office:value="12371.35">
                <text:p>12371.35</text:p>
              </table:table-cell>
              <table:table-cell office:value-type="float" office:value="18215.15">
                <text:p>18215.15</text:p>
              </table:table-cell>
              <table:table-cell office:value-type="float" office:value="23939.33">
                <text:p>23939.33</text:p>
              </table:table-cell>
              <table:table-cell office:value-type="float" office:value="29288.59">
                <text:p>29288.59</text:p>
              </table:table-cell>
              <table:table-cell office:value-type="float" office:value="34179.43">
                <text:p>34179.43</text:p>
              </table:table-cell>
              <table:table-cell office:value-type="float" office:value="39019.33">
                <text:p>39019.33</text:p>
              </table:table-cell>
              <table:table-cell office:value-type="float" office:value="43833.097">
                <text:p>43833.097</text:p>
              </table:table-cell>
              <table:table-cell office:value-type="float" office:value="48588.44">
                <text:p>48588.44</text:p>
              </table:table-cell>
              <table:table-cell office:value-type="float" office:value="52648.32">
                <text:p>52648.3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044.07">
                <text:p>8044.07</text:p>
              </table:table-cell>
              <table:table-cell office:value-type="float" office:value="15362.25">
                <text:p>15362.25</text:p>
              </table:table-cell>
              <table:table-cell office:value-type="float" office:value="22461.04">
                <text:p>22461.04</text:p>
              </table:table-cell>
              <table:table-cell office:value-type="float" office:value="29380.05">
                <text:p>29380.05</text:p>
              </table:table-cell>
              <table:table-cell office:value-type="float" office:value="35664.33">
                <text:p>35664.33</text:p>
              </table:table-cell>
              <table:table-cell office:value-type="float" office:value="41157.01">
                <text:p>41157.01</text:p>
              </table:table-cell>
              <table:table-cell office:value-type="float" office:value="46567.43">
                <text:p>46567.43</text:p>
              </table:table-cell>
              <table:table-cell office:value-type="float" office:value="52268.04">
                <text:p>52268.04</text:p>
              </table:table-cell>
              <table:table-cell office:value-type="float" office:value="57168.77">
                <text:p>57168.77</text:p>
              </table:table-cell>
              <table:table-cell office:value-type="float" office:value="61870.49">
                <text:p>61870.4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9448.92">
                <text:p>9448.92</text:p>
              </table:table-cell>
              <table:table-cell office:value-type="float" office:value="17886.12">
                <text:p>17886.12</text:p>
              </table:table-cell>
              <table:table-cell office:value-type="float" office:value="26042.75">
                <text:p>26042.75</text:p>
              </table:table-cell>
              <table:table-cell office:value-type="float" office:value="33965.91">
                <text:p>33965.91</text:p>
              </table:table-cell>
              <table:table-cell office:value-type="float" office:value="40972.32">
                <text:p>40972.32</text:p>
              </table:table-cell>
              <table:table-cell office:value-type="float" office:value="46782.97">
                <text:p>46782.97</text:p>
              </table:table-cell>
              <table:table-cell office:value-type="float" office:value="52535.62">
                <text:p>52535.62</text:p>
              </table:table-cell>
              <table:table-cell office:value-type="float" office:value="58646.83">
                <text:p>58646.83</text:p>
              </table:table-cell>
              <table:table-cell office:value-type="float" office:value="63614.798">
                <text:p>63614.798</text:p>
              </table:table-cell>
              <table:table-cell office:value-type="float" office:value="68149.799">
                <text:p>68149.7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Hoja1.A28:Hoja1.F30" chart:data-source-has-labels="both" svg:x="1.331cm" svg:y="0.18cm" svg:width="11.576cm" svg:height="7.659cm">
          <chartooo:coordinate-region svg:x="2.323cm" svg:y="0.379cm" svg:width="9.564cm" svg:height="6.813cm"/>
          <chart:axis chart:dimension="x" chart:name="primary-x" chart:style-name="ch4" chartooo:axis-type="auto">
            <chartooo:date-scale/>
            <chart:title svg:x="5.911cm" svg:y="8.019cm" chart:style-name="ch5">
              <text:p>Fotones Totales</text:p>
            </chart:title>
            <chart:categories table:cell-range-address="Hoja1.B28:Hoja1.F28"/>
          </chart:axis>
          <chart:axis chart:dimension="y" chart:name="primary-y" chart:style-name="ch4">
            <chart:title svg:x="0.451cm" svg:y="4.847cm" chart:style-name="ch6">
              <text:p>kFotones/s</text:p>
            </chart:title>
            <chart:grid chart:style-name="ch7" chart:class="major"/>
          </chart:axis>
          <chart:series chart:style-name="ch8" chart:values-cell-range-address="Hoja1.B29:Hoja1.F29" chart:label-cell-address="Hoja1.A29:Hoja1.A29" chart:class="chart:line">
            <chart:data-point chart:repeated="5"/>
          </chart:series>
          <chart:series chart:style-name="ch9" chart:values-cell-range-address="Hoja1.B30:Hoja1.F30" chart:label-cell-address="Hoja1.A30:Hoja1.A3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00">
                <text:p>1000000</text:p>
                <draw:g>
                  <svg:desc>Hoja1.B28:Hoja1.F28</svg:desc>
                </draw:g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GT950M</text:p>
                <draw:g>
                  <svg:desc>Hoja1.A29:Hoja1.A29</svg:desc>
                </draw:g>
              </table:table-cell>
              <table:table-cell office:value-type="float" office:value="4493.07">
                <text:p>4493.07</text:p>
                <draw:g>
                  <svg:desc>Hoja1.B29:Hoja1.F29</svg:desc>
                </draw:g>
              </table:table-cell>
              <table:table-cell office:value-type="float" office:value="4958.94">
                <text:p>4958.94</text:p>
              </table:table-cell>
              <table:table-cell office:value-type="float" office:value="4967.6">
                <text:p>4967.6</text:p>
              </table:table-cell>
              <table:table-cell office:value-type="float" office:value="4964.28">
                <text:p>4964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TX3070</text:p>
                <draw:g>
                  <svg:desc>Hoja1.A30:Hoja1.A30</svg:desc>
                </draw:g>
              </table:table-cell>
              <table:table-cell office:value-type="float" office:value="15781.17">
                <text:p>15781.17</text:p>
                <draw:g>
                  <svg:desc>Hoja1.B30:Hoja1.F30</svg:desc>
                </draw:g>
              </table:table-cell>
              <table:table-cell office:value-type="float" office:value="16095.73">
                <text:p>16095.73</text:p>
              </table:table-cell>
              <table:table-cell office:value-type="float" office:value="16179.41">
                <text:p>16179.41</text:p>
              </table:table-cell>
              <table:table-cell office:value-type="float" office:value="16246.2">
                <text:p>16246.2</text:p>
              </table:table-cell>
              <table:table-cell office:value-type="float" office:value="16203.89">
                <text:p>16203.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Hoja1.A52:Hoja1.F54" chart:data-source-has-labels="both" svg:x="1.331cm" svg:y="0.18cm" svg:width="11.576cm" svg:height="7.659cm">
          <chartooo:coordinate-region svg:x="2.508cm" svg:y="0.379cm" svg:width="9.564cm" svg:height="6.813cm"/>
          <chart:axis chart:dimension="x" chart:name="primary-x" chart:style-name="ch4" chartooo:axis-type="auto">
            <chartooo:date-scale/>
            <chart:title svg:x="5.911cm" svg:y="8.019cm" chart:style-name="ch5">
              <text:p>Fotones Totales</text:p>
            </chart:title>
            <chart:categories table:cell-range-address="Hoja1.B52:Hoja1.F52"/>
          </chart:axis>
          <chart:axis chart:dimension="y" chart:name="primary-y" chart:style-name="ch4">
            <chart:title svg:x="0.451cm" svg:y="4.847cm" chart:style-name="ch6">
              <text:p>kFotones/s</text:p>
            </chart:title>
            <chart:grid chart:style-name="ch7" chart:class="major"/>
          </chart:axis>
          <chart:series chart:style-name="ch8" chart:values-cell-range-address="Hoja1.B53:Hoja1.F53" chart:label-cell-address="Hoja1.A53:Hoja1.A53" chart:class="chart:line">
            <chart:data-point chart:repeated="5"/>
          </chart:series>
          <chart:series chart:style-name="ch9" chart:values-cell-range-address="Hoja1.B54:Hoja1.F54" chart:label-cell-address="Hoja1.A54:Hoja1.A5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000">
                <text:p>1000000</text:p>
                <draw:g>
                  <svg:desc>Hoja1.B52:Hoja1.F52</svg:desc>
                </draw:g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GT950M</text:p>
                <draw:g>
                  <svg:desc>Hoja1.A53:Hoja1.A53</svg:desc>
                </draw:g>
              </table:table-cell>
              <table:table-cell office:value-type="float" office:value="5587.14">
                <text:p>5587.14</text:p>
                <draw:g>
                  <svg:desc>Hoja1.B53:Hoja1.F53</svg:desc>
                </draw:g>
              </table:table-cell>
              <table:table-cell office:value-type="float" office:value="6104.46">
                <text:p>6104.46</text:p>
              </table:table-cell>
              <table:table-cell office:value-type="float" office:value="6147.09">
                <text:p>6147.09</text:p>
              </table:table-cell>
              <table:table-cell office:value-type="float" office:value="6375.56">
                <text:p>637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TX3070</text:p>
                <draw:g>
                  <svg:desc>Hoja1.A54:Hoja1.A54</svg:desc>
                </draw:g>
              </table:table-cell>
              <table:table-cell office:value-type="float" office:value="77310.24844">
                <text:p>77310.24844</text:p>
                <draw:g>
                  <svg:desc>Hoja1.B54:Hoja1.F54</svg:desc>
                </draw:g>
              </table:table-cell>
              <table:table-cell office:value-type="float" office:value="81228.72">
                <text:p>81228.72</text:p>
              </table:table-cell>
              <table:table-cell office:value-type="float" office:value="81411.92">
                <text:p>81411.92</text:p>
              </table:table-cell>
              <table:table-cell office:value-type="float" office:value="80305.11">
                <text:p>80305.11</text:p>
              </table:table-cell>
              <table:table-cell office:value-type="float" office:value="79304.78">
                <text:p>79304.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